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Tahoma2" svg:font-family="Tahoma"/>
    <style:font-face style:name="Liberation Serif" svg:font-family="'Liberation Serif'"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office:font-face-decls>
  <office:automatic-styles>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normal" officeooo:rsid="00138d61" officeooo:paragraph-rsid="0030d3f6" style:font-size-asian="10pt" style:font-weight-asian="normal" style:font-size-complex="10pt" style:font-weight-complex="normal"/>
    </style:style>
    <style:style style:name="P6" style:family="paragraph" style:parent-style-name="Standard">
      <style:text-properties style:font-name="Arial" fo:font-size="10pt" fo:font-weight="normal" officeooo:rsid="00171e25" officeooo:paragraph-rsid="0030d3f6" style:font-size-asian="10pt" style:font-weight-asian="normal" style:font-size-complex="10pt" style:font-weight-complex="normal"/>
    </style:style>
    <style:style style:name="P7" style:family="paragraph" style:parent-style-name="Standard">
      <style:text-properties style:font-name="Arial" fo:font-size="10pt" fo:font-weight="normal" officeooo:rsid="00223c30" officeooo:paragraph-rsid="0030d3f6" style:font-size-asian="10pt" style:font-weight-asian="normal" style:font-size-complex="10pt" style:font-weight-complex="normal"/>
    </style:style>
    <style:style style:name="P8" style:family="paragraph" style:parent-style-name="Standard">
      <style:text-properties style:font-name="Arial" fo:font-size="10pt" fo:font-weight="bold" style:font-size-asian="10pt" style:font-weight-asian="bold" style:font-size-complex="10pt" style:font-weight-complex="bold"/>
    </style:style>
    <style:style style:name="P9" style:family="paragraph" style:parent-style-name="Standard">
      <style:text-properties style:font-name="Arial" fo:font-size="10pt" officeooo:paragraph-rsid="0030d3f6" style:font-size-asian="10pt" style:font-size-complex="10pt"/>
    </style:style>
    <style:style style:name="P10" style:family="paragraph" style:parent-style-name="Standard">
      <style:text-properties style:font-name="Arial" fo:font-size="10pt" officeooo:rsid="001aa830" officeooo:paragraph-rsid="0030d3f6" style:font-size-asian="10pt" style:font-size-complex="10pt"/>
    </style:style>
    <style:style style:name="P11" style:family="paragraph" style:parent-style-name="Standard">
      <style:text-properties style:font-name="Arial" fo:font-size="10pt" officeooo:rsid="001a5f0c" officeooo:paragraph-rsid="0030d3f6" style:font-size-asian="10pt" style:font-size-complex="10pt"/>
    </style:style>
    <style:style style:name="P12" style:family="paragraph" style:parent-style-name="Standard">
      <style:text-properties style:font-name="Arial" fo:font-size="10pt" officeooo:rsid="001c7c6b" officeooo:paragraph-rsid="0030d3f6" style:font-size-asian="10pt" style:font-size-complex="10pt"/>
    </style:style>
    <style:style style:name="P13" style:family="paragraph" style:parent-style-name="Standard">
      <style:text-properties style:font-name="Arial" fo:font-size="10pt" officeooo:rsid="002fefe9" officeooo:paragraph-rsid="0030d3f6" style:font-size-asian="10pt" style:font-size-complex="10pt"/>
    </style:style>
    <style:style style:name="P14" style:family="paragraph" style:parent-style-name="Standard">
      <style:text-properties style:font-name="Arial" fo:font-size="10pt" officeooo:rsid="00102a6d" officeooo:paragraph-rsid="0030d3f6" style:font-size-asian="10pt" style:font-size-complex="10pt"/>
    </style:style>
    <style:style style:name="P15" style:family="paragraph" style:parent-style-name="Standard">
      <style:text-properties style:font-name="Arial" fo:font-size="10pt" officeooo:rsid="0033906b" officeooo:paragraph-rsid="0030d3f6" style:font-size-asian="10pt" style:font-size-complex="10pt"/>
    </style:style>
    <style:style style:name="P16" style:family="paragraph" style:parent-style-name="Standard">
      <style:text-properties style:font-name="Arial" fo:font-size="10pt" officeooo:rsid="00223c30" officeooo:paragraph-rsid="0030d3f6" style:font-size-asian="10pt" style:font-size-complex="10pt"/>
    </style:style>
    <style:style style:name="P17" style:family="paragraph" style:parent-style-name="Standard">
      <style:text-properties style:font-name="Arial" fo:font-size="10pt" officeooo:rsid="00273939" officeooo:paragraph-rsid="0030d3f6" style:font-size-asian="10pt" style:font-size-complex="10pt"/>
    </style:style>
    <style:style style:name="P18" style:family="paragraph" style:parent-style-name="Standard">
      <style:text-properties style:font-name="Arial" fo:font-size="10pt" officeooo:rsid="002908e8" officeooo:paragraph-rsid="0030d3f6" style:font-size-asian="10pt" style:font-size-complex="10pt"/>
    </style:style>
    <style:style style:name="P19" style:family="paragraph" style:parent-style-name="Standard">
      <style:text-properties style:font-name="Arial" fo:font-size="10pt" officeooo:rsid="002aef07" officeooo:paragraph-rsid="0030d3f6" style:font-size-asian="10pt" style:font-size-complex="10pt"/>
    </style:style>
    <style:style style:name="P20" style:family="paragraph" style:parent-style-name="Standard">
      <style:text-properties style:font-name="Arial" fo:font-size="11pt" officeooo:rsid="001a5f0c" officeooo:paragraph-rsid="0030d3f6" style:font-size-asian="11pt" style:font-size-complex="11pt"/>
    </style:style>
    <style:style style:name="P21" style:family="paragraph" style:parent-style-name="Standard">
      <style:text-properties style:font-name="Arial" fo:font-size="11pt" officeooo:paragraph-rsid="0030d3f6" style:font-size-asian="11pt" style:font-size-complex="11pt"/>
    </style:style>
    <style:style style:name="P22" style:family="paragraph" style:parent-style-name="Standard">
      <style:text-properties style:font-name="Arial" officeooo:paragraph-rsid="0030d3f6"/>
    </style:style>
    <style:style style:name="P2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24"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25"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7b01d" style:font-name-asian="Courier New1" style:font-size-asian="10pt" style:font-style-asian="normal" style:font-weight-asian="normal" style:font-name-complex="Courier New1" style:font-size-complex="10pt" style:font-style-complex="normal" style:font-weight-complex="normal"/>
    </style:style>
    <style:style style:name="P26"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7d038" style:font-name-asian="Courier New1" style:font-size-asian="10pt" style:font-style-asian="normal" style:font-weight-asian="normal" style:font-name-complex="Courier New1" style:font-size-complex="10pt" style:font-style-complex="normal" style:font-weight-complex="normal"/>
    </style:style>
    <style:style style:name="P27"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90820" style:font-name-asian="Courier New1" style:font-size-asian="10pt" style:font-style-asian="normal" style:font-weight-asian="normal" style:font-name-complex="Courier New1" style:font-size-complex="10pt" style:font-style-complex="normal" style:font-weight-complex="normal"/>
    </style:style>
    <style:style style:name="P28"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aa1a6" style:font-name-asian="Courier New1" style:font-size-asian="10pt" style:font-style-asian="normal" style:font-weight-asian="normal" style:font-name-complex="Courier New1" style:font-size-complex="10pt" style:font-style-complex="normal" style:font-weight-complex="normal"/>
    </style:style>
    <style:style style:name="P29"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7b01d" officeooo:paragraph-rsid="0027b01d" style:font-name-asian="Courier New1" style:font-size-asian="10pt" style:font-style-asian="normal" style:font-weight-asian="normal" style:font-name-complex="Courier New1" style:font-size-complex="10pt" style:font-style-complex="normal" style:font-weight-complex="normal"/>
    </style:style>
    <style:style style:name="P30"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41504a" officeooo:paragraph-rsid="0027b01d" style:font-name-asian="Courier New1" style:font-size-asian="10pt" style:font-style-asian="normal" style:font-weight-asian="normal" style:font-name-complex="Courier New1" style:font-size-complex="10pt" style:font-style-complex="normal" style:font-weight-complex="normal"/>
    </style:style>
    <style:style style:name="P31"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7d038" officeooo:paragraph-rsid="0027d038" style:font-name-asian="Courier New1" style:font-size-asian="10pt" style:font-style-asian="normal" style:font-weight-asian="normal" style:font-name-complex="Courier New1" style:font-size-complex="10pt" style:font-style-complex="normal" style:font-weight-complex="normal"/>
    </style:style>
    <style:style style:name="P32"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92fc5" officeooo:paragraph-rsid="002cf9f5" style:font-name-asian="Courier New1" style:font-size-asian="10pt" style:font-style-asian="normal" style:font-weight-asian="normal" style:font-name-complex="Courier New1" style:font-size-complex="10pt" style:font-style-complex="normal" style:font-weight-complex="normal"/>
    </style:style>
    <style:style style:name="P3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cf9f5" style:font-name-asian="Courier New1" style:font-size-asian="10pt" style:font-style-asian="normal" style:font-weight-asian="normal" style:font-name-complex="Courier New1" style:font-size-complex="10pt" style:font-style-complex="normal" style:font-weight-complex="normal"/>
    </style:style>
    <style:style style:name="P34"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35"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36"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6pt" fo:font-style="normal" fo:text-shadow="none" style:text-underline-style="none" fo:font-weight="bold" officeooo:rsid="0037fb4d" officeooo:paragraph-rsid="00290820" style:font-name-asian="Courier New1" style:font-size-asian="16pt" style:font-style-asian="normal" style:font-weight-asian="bold" style:font-name-complex="Courier New1" style:font-size-complex="16pt" style:font-style-complex="normal" style:font-weight-complex="bold"/>
    </style:style>
    <style:style style:name="P37"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P38"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P39"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42" style:family="paragraph" style:parent-style-name="Standard">
      <style:text-properties style:font-name="Courier New1" fo:font-size="10pt" officeooo:rsid="0033906b" officeooo:paragraph-rsid="0030d3f6" style:font-size-asian="10pt" style:font-size-complex="10pt"/>
    </style:style>
    <style:style style:name="P43" style:family="paragraph" style:parent-style-name="Standard">
      <style:text-properties style:font-name="Courier New1" fo:font-size="10pt" officeooo:rsid="002908e8" officeooo:paragraph-rsid="0030d3f6" style:font-size-asian="10pt" style:font-size-complex="10pt"/>
    </style:style>
    <style:style style:name="P44" style:family="paragraph" style:parent-style-name="Standard">
      <style:text-properties style:font-name="Courier New1" fo:font-size="10pt" officeooo:paragraph-rsid="0030d3f6" style:font-size-asian="10pt" style:font-size-complex="10pt"/>
    </style:style>
    <style:style style:name="P45" style:family="paragraph" style:parent-style-name="Standard">
      <style:text-properties style:font-name="Courier New1" fo:font-size="11pt" officeooo:rsid="001a5f0c" officeooo:paragraph-rsid="0030d3f6" style:font-size-asian="11pt" style:font-size-complex="11pt"/>
    </style:style>
    <style:style style:name="P46" style:family="paragraph" style:parent-style-name="Standard">
      <style:text-properties style:font-name="Courier New1" fo:font-size="11pt" officeooo:rsid="001aa830" officeooo:paragraph-rsid="0030d3f6" style:font-size-asian="11pt" style:font-size-complex="11pt"/>
    </style:style>
    <style:style style:name="P47" style:family="paragraph" style:parent-style-name="Standard">
      <style:text-properties style:font-name="Courier New1" fo:font-size="11pt" officeooo:rsid="00273939" officeooo:paragraph-rsid="0030d3f6" style:font-size-asian="11pt" style:font-size-complex="11pt"/>
    </style:style>
    <style:style style:name="P48" style:family="paragraph" style:parent-style-name="Standard">
      <style:text-properties style:font-name="Courier New1" fo:font-size="11pt" officeooo:rsid="00223c30" officeooo:paragraph-rsid="0030d3f6" style:font-size-asian="11pt" style:font-size-complex="11pt"/>
    </style:style>
    <style:style style:name="P49" style:family="paragraph" style:parent-style-name="Standard">
      <style:text-properties style:font-name="Courier New1" fo:font-size="11pt" officeooo:rsid="002908e8" officeooo:paragraph-rsid="0030d3f6" style:font-size-asian="11pt" style:font-size-complex="11pt"/>
    </style:style>
    <style:style style:name="P50" style:family="paragraph" style:parent-style-name="Standard">
      <style:text-properties style:font-name="Courier New1" fo:font-size="11pt" officeooo:paragraph-rsid="0030d3f6" style:font-size-asian="11pt" style:font-size-complex="11pt"/>
    </style:style>
    <style:style style:name="P51" style:family="paragraph" style:parent-style-name="Standard">
      <style:text-properties style:font-name="Courier New1" fo:font-size="11pt" officeooo:rsid="00211141" officeooo:paragraph-rsid="0030d3f6" style:font-name-asian="Liberation Serif" style:font-size-asian="11pt" style:font-name-complex="Liberation Serif" style:font-size-complex="11pt"/>
    </style:style>
    <style:style style:name="P52" style:family="paragraph" style:parent-style-name="Standard">
      <style:text-properties style:font-name="Courier New1" officeooo:paragraph-rsid="0030d3f6"/>
    </style:style>
    <style:style style:name="P53" style:family="paragraph" style:parent-style-name="Standard">
      <style:text-properties fo:font-size="10pt" officeooo:rsid="00223c30" officeooo:paragraph-rsid="0030d3f6" style:font-size-asian="10pt" style:font-size-complex="10pt"/>
    </style:style>
    <style:style style:name="P54" style:family="paragraph" style:parent-style-name="Standard">
      <style:text-properties fo:font-size="10pt" officeooo:rsid="00273939" officeooo:paragraph-rsid="0030d3f6" style:font-size-asian="10pt" style:font-size-complex="10pt"/>
    </style:style>
    <style:style style:name="P55" style:family="paragraph" style:parent-style-name="Standard">
      <style:text-properties fo:font-size="10pt" officeooo:rsid="002908e8" officeooo:paragraph-rsid="0030d3f6" style:font-size-asian="10pt" style:font-size-complex="10pt"/>
    </style:style>
    <style:style style:name="P56" style:family="paragraph" style:parent-style-name="Standard">
      <style:text-properties fo:font-size="10pt" officeooo:paragraph-rsid="0030d3f6" style:font-size-asian="10pt" style:font-size-complex="10pt"/>
    </style:style>
    <style:style style:name="P57" style:family="paragraph" style:parent-style-name="Standard">
      <style:text-properties fo:font-size="11pt" officeooo:rsid="00223c30" officeooo:paragraph-rsid="0030d3f6" style:font-size-asian="11pt" style:font-size-complex="11pt"/>
    </style:style>
    <style:style style:name="P58" style:family="paragraph" style:parent-style-name="Standard">
      <style:text-properties fo:font-size="11pt" officeooo:rsid="002908e8" officeooo:paragraph-rsid="0030d3f6" style:font-size-asian="11pt" style:font-size-complex="11pt"/>
    </style:style>
    <style:style style:name="P59" style:family="paragraph" style:parent-style-name="Standard">
      <style:text-properties fo:font-size="11pt" officeooo:paragraph-rsid="0030d3f6" style:font-size-asian="11pt" style:font-size-complex="11pt"/>
    </style:style>
    <style:style style:name="P60" style:family="paragraph" style:parent-style-name="Standard">
      <style:text-properties style:font-name="Times New Roman" fo:font-size="11pt" officeooo:rsid="001aa830" officeooo:paragraph-rsid="0030d3f6" style:font-size-asian="11pt" style:font-size-complex="11pt"/>
    </style:style>
    <style:style style:name="P61" style:family="paragraph" style:parent-style-name="Standard">
      <style:text-properties officeooo:paragraph-rsid="0030d3f6"/>
    </style:style>
    <style:style style:name="P62"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63" style:family="paragraph" style:parent-style-name="Standard">
      <style:paragraph-properties fo:break-before="page">
        <style:tab-stops/>
      </style:paragraph-properties>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64" style:family="paragraph" style:parent-style-name="Standard">
      <style:paragraph-properties fo:break-before="page">
        <style:tab-stops/>
      </style:paragraph-properties>
      <style:text-properties fo:color="#000000" loext:opacity="100%" style:text-outline="false" style:text-line-through-style="none" style:text-line-through-type="none" style:text-position="0% 100%" style:font-name="Arial" fo:font-size="16pt" fo:font-style="normal" fo:text-shadow="none" style:text-underline-style="none" fo:font-weight="bold" officeooo:rsid="0037fb4d" officeooo:paragraph-rsid="00290820" style:font-name-asian="Courier New1" style:font-size-asian="16pt" style:font-style-asian="normal" style:font-weight-asian="bold" style:font-name-complex="Courier New1" style:font-size-complex="16pt" style:font-style-complex="normal" style:font-weight-complex="bold"/>
    </style:style>
    <style:style style:name="P65"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officeooo:rsid="00392fc5" officeooo:paragraph-rsid="002cf9f5" style:font-name-asian="Courier New1" style:font-size-asian="16pt" style:font-style-asian="normal" style:font-weight-asian="bold" style:font-name-complex="Courier New1" style:font-size-complex="16pt" style:font-style-complex="normal" style:font-weight-complex="bold"/>
    </style:style>
    <style:style style:name="P66" style:family="paragraph" style:parent-style-name="Standard">
      <style:paragraph-properties fo:break-before="page"/>
      <style:text-properties style:font-name="Arial" fo:font-size="16pt" fo:font-weight="bold" officeooo:rsid="001c7c6b" officeooo:paragraph-rsid="0030d3f6" style:font-size-asian="16pt" style:font-weight-asian="bold" style:font-size-complex="16pt" style:font-weight-complex="bold"/>
    </style:style>
    <style:style style:name="P67" style:family="paragraph" style:parent-style-name="Table_20_Contents">
      <style:text-properties style:font-name="Courier New1" fo:font-size="10pt" style:font-name-asian="Courier New1" style:font-size-asian="10pt" style:font-name-complex="Courier New1" style:font-size-complex="10pt"/>
    </style:style>
    <style:style style:name="P68" style:family="paragraph" style:parent-style-name="Table_20_Contents">
      <style:text-properties style:font-name="Courier New1" fo:font-size="10pt" officeooo:paragraph-rsid="0027b01d" style:font-name-asian="Courier New1" style:font-size-asian="10pt" style:font-name-complex="Courier New1" style:font-size-complex="10pt"/>
    </style:style>
    <style:style style:name="P69" style:family="paragraph" style:parent-style-name="Table_20_Contents">
      <style:text-properties style:font-name="Courier New1" fo:font-size="10pt" officeooo:paragraph-rsid="002aa1a6" style:font-name-asian="Courier New1" style:font-size-asian="10pt" style:font-name-complex="Courier New1" style:font-size-complex="10pt"/>
    </style:style>
    <style:style style:name="P70" style:family="paragraph" style:parent-style-name="Table_20_Contents">
      <style:text-properties style:font-name="Courier New1" fo:font-size="10pt" officeooo:paragraph-rsid="002c2b2c" style:font-name-asian="Courier New1" style:font-size-asian="10pt" style:font-name-complex="Courier New1" style:font-size-complex="10pt"/>
    </style:style>
    <style:style style:name="P71" style:family="paragraph" style:parent-style-name="Table_20_Contents">
      <style:text-properties style:font-name="Courier New1" fo:font-size="10pt" officeooo:rsid="002c2b2c" officeooo:paragraph-rsid="002c2b2c" style:font-name-asian="Courier New1" style:font-size-asian="10pt" style:font-name-complex="Courier New1" style:font-size-complex="10pt"/>
    </style:style>
    <style:style style:name="P72" style:family="paragraph" style:parent-style-name="Table_20_Contents">
      <style:text-properties style:font-name="Courier New1" fo:font-size="10pt" officeooo:rsid="002cf9f5" officeooo:paragraph-rsid="002cf9f5" style:font-name-asian="Courier New1" style:font-size-asian="10pt" style:font-name-complex="Courier New1" style:font-size-complex="10pt"/>
    </style:style>
    <style:style style:name="P73" style:family="paragraph" style:parent-style-name="Table_20_Contents">
      <style:text-properties style:font-name="Courier New1" fo:font-size="10pt" officeooo:paragraph-rsid="002cf9f5" style:font-name-asian="Courier New1" style:font-size-asian="10pt" style:font-name-complex="Courier New1" style:font-size-complex="10pt"/>
    </style:style>
    <style:style style:name="P74" style:family="paragraph" style:parent-style-name="Table_20_Contents">
      <style:text-properties style:font-name="Courier New1" fo:font-size="10pt" fo:font-weight="bold" style:font-name-asian="Courier New1" style:font-size-asian="10pt" style:font-weight-asian="bold" style:font-name-complex="Courier New1" style:font-size-complex="10pt" style:font-weight-complex="bold"/>
    </style:style>
    <style:style style:name="P75" style:family="paragraph" style:parent-style-name="Table_20_Contents">
      <style:text-properties style:font-name="Courier New1" fo:font-size="10pt" fo:font-weight="bold" officeooo:paragraph-rsid="0027b01d" style:font-name-asian="Courier New1" style:font-size-asian="10pt" style:font-weight-asian="bold" style:font-name-complex="Courier New1" style:font-size-complex="10pt" style:font-weight-complex="bold"/>
    </style:style>
    <style:style style:name="P76" style:family="paragraph" style:parent-style-name="Table_20_Contents">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77" style:family="paragraph" style:parent-style-name="Table_20_Contents">
      <style:text-properties style:font-name="Courier New1" fo:font-size="10pt" fo:font-weight="normal" officeooo:paragraph-rsid="0027b01d" style:font-name-asian="Courier New1" style:font-size-asian="10pt" style:font-weight-asian="normal" style:font-name-complex="Courier New1" style:font-size-complex="10pt" style:font-weight-complex="normal"/>
    </style:style>
    <style:style style:name="P78" style:family="paragraph" style:parent-style-name="Table_20_Contents">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79" style:family="paragraph" style:parent-style-name="Table_20_Contents">
      <style:text-properties style:font-name="Arial" fo:font-size="10pt" style:font-name-asian="Courier New1" style:font-size-asian="10pt" style:font-name-complex="Courier New1" style:font-size-complex="10pt"/>
    </style:style>
    <style:style style:name="P80" style:family="paragraph" style:parent-style-name="Table_20_Contents">
      <style:paragraph-properties fo:margin-left="0in" fo:margin-right="0in" fo:text-indent="0in" style:auto-text-indent="false">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81" style:family="paragraph" style:parent-style-name="Standard">
      <style:paragraph-properties fo:margin-left="0in" fo:margin-right="0in" fo:text-indent="0in" style:auto-text-indent="false">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82" style:family="paragraph" style:parent-style-name="Standard">
      <style:paragraph-properties fo:margin-left="0in" fo:margin-right="0in" fo:text-indent="0in" style:auto-text-indent="false">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2754f" style:font-name-asian="Courier New1" style:font-size-asian="10pt" style:font-style-asian="normal" style:font-weight-asian="normal" style:font-name-complex="Courier New1" style:font-size-complex="10pt" style:font-style-complex="normal" style:font-weight-complex="normal"/>
    </style:style>
    <style:style style:name="P83" style:family="paragraph" style:parent-style-name="Standard">
      <style:paragraph-properties fo:margin-left="0in" fo:margin-right="0in" fo:text-indent="0in" style:auto-text-indent="false">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0ccaf" officeooo:paragraph-rsid="0030ccaf" style:font-name-asian="Courier New1" style:font-size-asian="10pt" style:font-style-asian="normal" style:font-weight-asian="normal" style:font-name-complex="Courier New1" style:font-size-complex="10pt" style:font-style-complex="normal" style:font-weight-complex="normal"/>
    </style:style>
    <style:style style:name="P84" style:family="paragraph" style:parent-style-name="Standard">
      <style:paragraph-properties fo:margin-left="0in" fo:margin-right="0in" fo:text-indent="0in" style:auto-text-indent="false">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aef07" officeooo:paragraph-rsid="0030d3f6" style:font-name-asian="Courier New1" style:font-size-asian="10pt" style:font-style-asian="normal" style:font-weight-asian="normal" style:font-name-complex="Courier New1" style:font-size-complex="10pt" style:font-style-complex="normal" style:font-weight-complex="normal"/>
    </style:style>
    <style:style style:name="P85" style:family="paragraph" style:parent-style-name="Standard">
      <style:paragraph-properties fo:margin-left="0in" fo:margin-right="0in" fo:text-indent="0in" style:auto-text-indent="false">
        <style:tab-stops/>
      </style:paragraph-properties>
      <style:text-properties fo:color="#000000" loext:opacity="100%" style:text-outline="false" style:text-line-through-style="none" style:text-line-through-type="none" style:text-position="0% 100%"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86" style:family="paragraph" style:parent-style-name="Standard">
      <style:paragraph-properties fo:margin-left="0in" fo:margin-right="0in" fo:text-indent="0in" style:auto-text-indent="false">
        <style:tab-stops/>
      </style:paragraph-properties>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paragraph-rsid="0032754f" style:font-name-asian="Courier New1" style:font-size-asian="10pt" style:font-style-asian="normal" style:font-weight-asian="normal" style:font-name-complex="Courier New1" style:font-size-complex="10pt" style:font-style-complex="normal" style:font-weight-complex="normal"/>
    </style:style>
    <style:style style:name="P87" style:family="paragraph" style:parent-style-name="Table_20_Contents">
      <style:paragraph-properties fo:margin-left="0in" fo:margin-right="0in" fo:text-indent="0in" style:auto-text-indent="false" fo:break-before="page">
        <style:tab-stops/>
      </style:paragraph-properties>
      <style:text-properties fo:color="#000000" loext:opacity="100%" style:text-outline="false" style:text-line-through-style="none" style:text-line-through-type="none" style:text-position="0% 100%" style:font-name="Arial" fo:font-size="14pt"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P88"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89"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78037" officeooo:paragraph-rsid="0027b01d" style:font-name-asian="Courier New1" style:font-size-asian="10pt" style:font-style-asian="normal" style:font-weight-asian="normal" style:font-name-complex="Courier New1" style:font-size-complex="10pt" style:font-style-complex="normal" style:font-weight-complex="normal"/>
    </style:style>
    <style:style style:name="P90"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91"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Courier New1" fo:font-size="10pt" fo:font-style="normal" fo:text-shadow="none" style:text-underline-style="none" fo:font-weight="bold" officeooo:rsid="0027d038" officeooo:paragraph-rsid="0027d038" style:font-name-asian="Courier New1" style:font-size-asian="10pt" style:font-style-asian="normal" style:font-weight-asian="bold" style:font-name-complex="Courier New1" style:font-size-complex="10pt" style:font-style-complex="normal" style:font-weight-complex="bold"/>
    </style:style>
    <style:style style:name="P92" style:family="paragraph" style:parent-style-name="Standard" style:list-style-name="L3">
      <style:text-properties style:font-name="Arial" fo:font-size="10pt" officeooo:paragraph-rsid="0030d3f6" style:font-size-asian="10pt" style:font-size-complex="10pt"/>
    </style:style>
    <style:style style:name="P93" style:family="paragraph" style:parent-style-name="Standard" style:list-style-name="L3">
      <style:text-properties style:font-name="Arial" fo:font-size="10pt" officeooo:rsid="001aa830" officeooo:paragraph-rsid="0030d3f6" style:font-size-asian="10pt" style:font-size-complex="10pt"/>
    </style:style>
    <style:style style:name="P94" style:family="paragraph" style:parent-style-name="Standard">
      <style:text-properties style:font-name="Arial" fo:font-size="10pt" officeooo:rsid="00344e11" officeooo:paragraph-rsid="00344e11" style:font-size-asian="10pt" style:font-size-complex="10pt"/>
    </style:style>
    <style:style style:name="P95" style:family="paragraph" style:parent-style-name="Standard">
      <style:text-properties style:font-name="Arial" fo:font-size="16pt" officeooo:paragraph-rsid="0030d3f6" style:font-size-asian="16pt" style:font-size-complex="16pt"/>
    </style:style>
    <style:style style:name="P96" style:family="paragraph" style:parent-style-name="Standard">
      <style:text-properties style:font-name="Arial" officeooo:paragraph-rsid="00344e11"/>
    </style:style>
    <style:style style:name="P97" style:family="paragraph" style:parent-style-name="Standard" style:list-style-name="L4">
      <style:text-properties fo:font-size="11pt" officeooo:paragraph-rsid="0030d3f6" style:font-size-asian="11pt" style:font-size-complex="11pt"/>
    </style:style>
    <style:style style:name="P98" style:family="paragraph" style:parent-style-name="Standard" style:list-style-name="L5">
      <style:text-properties fo:font-size="11pt" officeooo:rsid="001a5f0c" officeooo:paragraph-rsid="0030d3f6" style:font-size-asian="11pt" style:font-size-complex="11pt"/>
    </style:style>
    <style:style style:name="P99" style:family="paragraph" style:parent-style-name="Standard" style:list-style-name="L5">
      <style:text-properties fo:font-size="10pt" officeooo:rsid="001a5f0c" officeooo:paragraph-rsid="0030d3f6" style:font-size-asian="10pt" style:font-size-complex="10pt"/>
    </style:style>
    <style:style style:name="P100" style:family="paragraph" style:parent-style-name="Standard" style:list-style-name="L5">
      <style:text-properties fo:font-size="10pt" officeooo:paragraph-rsid="0030d3f6" style:font-size-asian="10pt" style:font-size-complex="10pt"/>
    </style:style>
    <style:style style:name="P101" style:family="paragraph" style:parent-style-name="Standard">
      <style:text-properties fo:font-size="10pt" officeooo:paragraph-rsid="0030d3f6" style:font-size-asian="10pt" style:font-size-complex="10pt"/>
    </style:style>
    <style:style style:name="P102" style:family="paragraph" style:parent-style-name="Standard" style:list-style-name="L5">
      <style:text-properties style:font-name="Courier New1" fo:font-size="11pt" officeooo:paragraph-rsid="0030d3f6" style:font-size-asian="11pt" style:font-size-complex="11pt"/>
    </style:style>
    <style:style style:name="P103" style:family="paragraph" style:parent-style-name="Standard">
      <style:text-properties style:font-name="Courier New1" fo:font-size="10pt" officeooo:rsid="0033906b" officeooo:paragraph-rsid="0030d3f6" style:font-size-asian="10pt" style:font-size-complex="10pt"/>
    </style:style>
    <style:style style:name="P104" style:family="paragraph" style:parent-style-name="Standard">
      <style:text-properties style:font-name="Courier New1" fo:font-size="10pt" officeooo:rsid="0033906b" officeooo:paragraph-rsid="00344e11" style:font-size-asian="10pt" style:font-size-complex="10pt"/>
    </style:style>
    <style:style style:name="P105" style:family="paragraph" style:parent-style-name="Standard">
      <style:text-properties style:font-name="Courier New1" fo:font-size="10pt" officeooo:rsid="00344e11" officeooo:paragraph-rsid="00344e11" style:font-size-asian="10pt" style:font-size-complex="10pt"/>
    </style:style>
    <style:style style:name="P106" style:family="paragraph" style:parent-style-name="Standard">
      <style:text-properties style:font-name="Arial" fo:font-size="10pt" officeooo:paragraph-rsid="00344e11" style:font-size-asian="10pt" style:font-size-complex="10pt"/>
    </style:style>
    <style:style style:name="P107" style:family="paragraph" style:parent-style-name="Standard">
      <style:text-properties style:font-name="Arial" fo:font-size="10pt" officeooo:rsid="00344e11" officeooo:paragraph-rsid="00344e11" style:font-size-asian="10pt" style:font-size-complex="10pt"/>
    </style:style>
    <style:style style:name="P108" style:family="paragraph" style:parent-style-name="Table_20_Contents">
      <style:text-properties style:font-name="Courier New1" fo:font-size="10pt" officeooo:rsid="002c2b2c" officeooo:paragraph-rsid="002c2b2c" style:font-name-asian="Courier New1" style:font-size-asian="10pt" style:font-name-complex="Courier New1" style:font-size-complex="10pt"/>
    </style:style>
    <style:style style:name="P109" style:family="paragraph" style:parent-style-name="Table_20_Contents" style:list-style-name="L2">
      <style:paragraph-properties fo:margin-left="-0.4925in" fo:margin-right="0in" fo:text-indent="0in" style:auto-text-indent="false">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cf9f5" style:font-name-asian="Courier New1" style:font-size-asian="10pt" style:font-style-asian="normal" style:font-weight-asian="normal" style:font-name-complex="Courier New1" style:font-size-complex="10pt" style:font-style-complex="normal" style:font-weight-complex="normal"/>
    </style:style>
    <style:style style:name="P110" style:family="paragraph">
      <style:paragraph-properties fo:text-align="center"/>
    </style:style>
    <style:style style:name="P111" style:family="paragraph">
      <style:paragraph-properties fo:text-align="center" style:writing-mode="lr-tb"/>
    </style:style>
    <style:style style:name="P112" style:family="paragraph">
      <style:paragraph-properties fo:text-align="center"/>
      <style:text-properties fo:font-size="12pt"/>
    </style:style>
    <style:style style:name="P113" style:family="paragraph">
      <loext:graphic-properties draw:opacity="0%"/>
      <style:paragraph-properties fo:text-align="center"/>
    </style:style>
    <style:style style:name="P114" style:family="paragraph">
      <loext:graphic-properties draw:fill="none" draw:fill-color="#ffffff"/>
      <style:paragraph-properties style:writing-mode="lr-tb"/>
      <style:text-properties style:font-name="Courier New1" fo:font-size="10pt" style:font-size-asian="10pt" style:font-size-complex="10pt"/>
    </style:style>
    <style:style style:name="P115" style:family="paragraph">
      <loext:graphic-properties draw:fill="none" draw:fill-color="#ffffff"/>
      <style:paragraph-properties style:writing-mode="lr-tb"/>
    </style:style>
    <style:style style:name="P116" style:family="paragraph">
      <loext:graphic-properties draw:opacity="0%"/>
      <style:paragraph-properties fo:text-align="center" style:writing-mode="lr-tb"/>
      <style:text-properties fo:font-size="10pt" style:font-size-asian="10pt" style:font-size-complex="10pt"/>
    </style:style>
    <style:style style:name="P117" style:family="paragraph">
      <loext:graphic-properties draw:opacity="0%"/>
      <style:paragraph-properties fo:text-align="center" style:writing-mode="lr-tb"/>
      <style:text-properties style:font-name="Arial"/>
    </style:style>
    <style:style style:name="T1" style:family="text">
      <style:text-properties officeooo:rsid="001ed3a5"/>
    </style:style>
    <style:style style:name="T2" style:family="text">
      <style:text-properties fo:font-weight="bold" style:font-weight-asian="bold" style:font-weight-complex="bold"/>
    </style:style>
    <style:style style:name="T3" style:family="text">
      <style:text-properties fo:font-weight="bold" officeooo:rsid="002cf9f5" style:font-weight-asian="bold" style:font-weight-complex="bold"/>
    </style:style>
    <style:style style:name="T4" style:family="text">
      <style:text-properties fo:font-weight="bold" officeooo:rsid="0035b4de" style:font-weight-asian="bold" style:font-weight-complex="bold"/>
    </style:style>
    <style:style style:name="T5" style:family="text">
      <style:text-properties fo:font-weight="bold" officeooo:rsid="00352c27" style:font-weight-asian="bold" style:font-weight-complex="bold"/>
    </style:style>
    <style:style style:name="T6" style:family="text">
      <style:text-properties style:font-name="Arial"/>
    </style:style>
    <style:style style:name="T7" style:family="text">
      <style:text-properties style:font-name="Arial" fo:font-size="10pt" style:font-size-asian="10pt" style:font-size-complex="10pt"/>
    </style:style>
    <style:style style:name="T8" style:family="text">
      <style:text-properties style:font-name="Arial" fo:font-size="10pt" officeooo:rsid="004343fd" style:font-size-asian="10pt" style:font-size-complex="10pt"/>
    </style:style>
    <style:style style:name="T9" style:family="text">
      <style:text-properties style:font-name="Arial" fo:font-size="10pt" officeooo:rsid="001c7c6b" style:font-size-asian="10pt" style:font-size-complex="10pt"/>
    </style:style>
    <style:style style:name="T10" style:family="text">
      <style:text-properties style:font-name="Arial" fo:font-size="10pt" officeooo:rsid="001a5f0c" style:font-size-asian="10pt" style:font-size-complex="10pt"/>
    </style:style>
    <style:style style:name="T11" style:family="text">
      <style:text-properties style:font-name="Arial" officeooo:rsid="001a5f0c"/>
    </style:style>
    <style:style style:name="T12" style:family="text">
      <style:text-properties style:font-name="Arial" fo:font-size="16pt" fo:font-weight="bold" officeooo:rsid="0027b01d" style:font-size-asian="16pt" style:font-weight-asian="bold" style:font-size-complex="16pt" style:font-weight-complex="bold"/>
    </style:style>
    <style:style style:name="T13" style:family="text">
      <style:text-properties style:font-name="Arial" officeooo:rsid="0027b01d"/>
    </style:style>
    <style:style style:name="T14" style:family="text">
      <style:text-properties style:font-name="Arial" officeooo:rsid="002aa1a6"/>
    </style:style>
    <style:style style:name="T15" style:family="text">
      <style:text-properties style:font-name="Arial" officeooo:rsid="002cf9f5"/>
    </style:style>
    <style:style style:name="T16" style:family="text">
      <style:text-properties style:font-name="Courier New1"/>
    </style:style>
    <style:style style:name="T17" style:family="text">
      <style:text-properties style:font-name="Courier New1" fo:font-weight="normal" style:font-weight-asian="normal" style:font-weight-complex="normal"/>
    </style:style>
    <style:style style:name="T18" style:family="text">
      <style:text-properties style:font-name="Courier New1" fo:font-weight="normal" officeooo:rsid="0027d038" style:font-weight-asian="normal" style:font-weight-complex="normal"/>
    </style:style>
    <style:style style:name="T19" style:family="text">
      <style:text-properties style:font-name="Courier New1" fo:font-style="italic" style:font-style-asian="italic" style:font-style-complex="italic"/>
    </style:style>
    <style:style style:name="T20" style:family="text">
      <style:text-properties style:font-name="Courier New1" fo:font-size="10pt" style:font-size-asian="10pt" style:font-size-complex="10pt"/>
    </style:style>
    <style:style style:name="T21" style:family="text">
      <style:text-properties style:font-name="Courier New1" fo:font-size="10pt" officeooo:rsid="0033906b" style:font-size-asian="10pt" style:font-size-complex="10pt"/>
    </style:style>
    <style:style style:name="T22" style:family="text">
      <style:text-properties style:font-name="Courier New1" fo:font-size="10pt" officeooo:rsid="002131fb" style:font-name-asian="Courier New1" style:font-size-asian="10pt" style:font-name-complex="Courier New1" style:font-size-complex="10pt"/>
    </style:style>
    <style:style style:name="T23" style:family="text">
      <style:text-properties style:font-name="Courier New1" fo:font-size="16pt" fo:font-weight="bold" style:font-size-asian="16pt" style:font-weight-asian="bold" style:font-size-complex="16pt" style:font-weight-complex="bold"/>
    </style:style>
    <style:style style:name="T24" style:family="text">
      <style:text-properties style:font-name="Courier New1" officeooo:rsid="0044d499"/>
    </style:style>
    <style:style style:name="T25" style:family="text">
      <style:text-properties style:font-name="Courier New1" fo:font-weight="bold" style:font-weight-asian="bold" style:font-weight-complex="bold"/>
    </style:style>
    <style:style style:name="T26" style:family="text">
      <style:text-properties style:font-name="Courier New1" fo:font-weight="bold" officeooo:rsid="0027b01d" style:font-weight-asian="bold" style:font-weight-complex="bold"/>
    </style:style>
    <style:style style:name="T27" style:family="text">
      <style:text-properties style:font-name="Courier New1" fo:font-weight="bold" officeooo:rsid="0037fb4d" style:font-weight-asian="bold" style:font-weight-complex="bold"/>
    </style:style>
    <style:style style:name="T28" style:family="text">
      <style:text-properties style:font-name="Courier New1" fo:font-weight="bold" officeooo:rsid="00290820" style:font-weight-asian="bold" style:font-weight-complex="bold"/>
    </style:style>
    <style:style style:name="T29" style:family="text">
      <style:text-properties style:font-name="Courier New1" fo:font-weight="bold" officeooo:rsid="002aa1a6" style:font-weight-asian="bold" style:font-weight-complex="bold"/>
    </style:style>
    <style:style style:name="T30" style:family="text">
      <style:text-properties style:font-name="Courier New1" officeooo:rsid="0027b01d"/>
    </style:style>
    <style:style style:name="T31" style:family="text">
      <style:text-properties style:font-name="Courier New1" officeooo:rsid="0027d038"/>
    </style:style>
    <style:style style:name="T32" style:family="text">
      <style:text-properties style:font-name="Courier New1" officeooo:rsid="00290820"/>
    </style:style>
    <style:style style:name="T33" style:family="text">
      <style:text-properties style:font-name="Courier New1" officeooo:rsid="0037fb4d"/>
    </style:style>
    <style:style style:name="T34" style:family="text">
      <style:text-properties style:font-name="Courier New1" officeooo:rsid="002cf9f5"/>
    </style:style>
    <style:style style:name="T35" style:family="text">
      <style:text-properties style:font-name="Courier New1" officeooo:rsid="002131fb" style:font-name-asian="Courier New1" style:font-name-complex="Courier New1"/>
    </style:style>
    <style:style style:name="T36" style:family="text">
      <style:text-properties style:font-name="Courier New1" officeooo:rsid="001a5f0c"/>
    </style:style>
    <style:style style:name="T37" style:family="text">
      <style:text-properties style:font-name="Courier New1" officeooo:rsid="002f24b8"/>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size="16pt" fo:font-weight="bold" officeooo:rsid="0027b01d" style:font-size-asian="16pt" style:font-weight-asian="bold" style:font-size-complex="16pt" style:font-weight-complex="bold"/>
    </style:style>
    <style:style style:name="T40" style:family="text">
      <style:text-properties fo:font-size="16pt" fo:font-weight="bold" officeooo:rsid="0044d499" style:font-size-asian="16pt" style:font-weight-asian="bold" style:font-size-complex="16pt" style:font-weight-complex="bold"/>
    </style:style>
    <style:style style:name="T41" style:family="text">
      <style:text-properties fo:font-size="16pt" fo:font-weight="bold" officeooo:rsid="003df873" style:font-size-asian="16pt" style:font-weight-asian="bold" style:font-size-complex="16pt" style:font-weight-complex="bold"/>
    </style:style>
    <style:style style:name="T42" style:family="text">
      <style:text-properties fo:font-size="16pt" style:font-size-asian="16pt" style:font-size-complex="16pt"/>
    </style:style>
    <style:style style:name="T43" style:family="text">
      <style:text-properties fo:font-weight="normal" style:font-weight-asian="normal" style:font-weight-complex="normal"/>
    </style:style>
    <style:style style:name="T44" style:family="text">
      <style:text-properties fo:font-weight="normal" officeooo:rsid="0022ee08" style:font-weight-asian="normal" style:font-weight-complex="normal"/>
    </style:style>
    <style:style style:name="T45" style:family="text">
      <style:text-properties officeooo:rsid="001f77c3"/>
    </style:style>
    <style:style style:name="T46" style:family="text">
      <style:text-properties officeooo:rsid="00207afb"/>
    </style:style>
    <style:style style:name="T47" style:family="text">
      <style:text-properties officeooo:rsid="00222bfd"/>
    </style:style>
    <style:style style:name="T48" style:family="text">
      <style:text-properties officeooo:rsid="0022d14d"/>
    </style:style>
    <style:style style:name="T49" style:family="text">
      <style:text-properties officeooo:rsid="0024f483"/>
    </style:style>
    <style:style style:name="T50" style:family="text">
      <style:text-properties officeooo:rsid="00262fe2"/>
    </style:style>
    <style:style style:name="T51" style:family="text">
      <style:text-properties officeooo:rsid="00278307"/>
    </style:style>
    <style:style style:name="T52" style:family="text">
      <style:text-properties fo:font-size="10pt" style:font-size-asian="10pt" style:font-size-complex="10pt"/>
    </style:style>
    <style:style style:name="T53" style:family="text">
      <style:text-properties fo:font-size="10pt" officeooo:rsid="001c7c6b" style:font-size-asian="10pt" style:font-size-complex="10pt"/>
    </style:style>
    <style:style style:name="T54" style:family="text">
      <style:text-properties fo:font-size="10pt" officeooo:rsid="001a5f0c" style:font-size-asian="10pt" style:font-size-complex="10pt"/>
    </style:style>
    <style:style style:name="T55" style:family="text">
      <style:text-properties fo:font-size="10pt" officeooo:rsid="001e2f8f" style:font-size-asian="10pt" style:font-size-complex="10pt"/>
    </style:style>
    <style:style style:name="T56" style:family="text">
      <style:text-properties fo:font-size="10pt" officeooo:rsid="00204577" style:font-size-asian="10pt" style:font-size-complex="10pt"/>
    </style:style>
    <style:style style:name="T57" style:family="text">
      <style:text-properties fo:font-size="10pt" officeooo:rsid="00211141" style:font-size-asian="10pt" style:font-size-complex="10pt"/>
    </style:style>
    <style:style style:name="T58" style:family="text">
      <style:text-properties fo:font-size="10pt" officeooo:rsid="00344e11" style:font-size-asian="10pt" style:font-size-complex="10pt"/>
    </style:style>
    <style:style style:name="T59" style:family="text">
      <style:text-properties officeooo:rsid="0027b01d"/>
    </style:style>
    <style:style style:name="T60" style:family="text">
      <style:text-properties officeooo:rsid="0044d499"/>
    </style:style>
    <style:style style:name="T61" style:family="text">
      <style:text-properties officeooo:rsid="0027d038"/>
    </style:style>
    <style:style style:name="T62" style:family="text">
      <style:text-properties officeooo:rsid="003df873"/>
    </style:style>
    <style:style style:name="T63" style:family="text">
      <style:text-properties officeooo:rsid="00290820"/>
    </style:style>
    <style:style style:name="T64" style:family="text">
      <style:text-properties officeooo:rsid="0037fb4d"/>
    </style:style>
    <style:style style:name="T65" style:family="text">
      <style:text-properties officeooo:rsid="002aa1a6"/>
    </style:style>
    <style:style style:name="T66" style:family="text">
      <style:text-properties officeooo:rsid="002c2b2c"/>
    </style:style>
    <style:style style:name="T67" style:family="text">
      <style:text-properties officeooo:rsid="002cf9f5"/>
    </style:style>
    <style:style style:name="T68" style:family="text">
      <style:text-properties officeooo:rsid="003c5de8"/>
    </style:style>
    <style:style style:name="T69" style:family="text">
      <style:text-properties officeooo:rsid="002f24b8"/>
    </style:style>
    <style:style style:name="T70" style:family="text">
      <style:text-properties officeooo:rsid="0030ccaf"/>
    </style:style>
    <style:style style:name="T71" style:family="text">
      <style:text-properties officeooo:rsid="0035b4de"/>
    </style:style>
    <style:style style:name="T72" style:family="text">
      <style:text-properties officeooo:rsid="001a5f0c"/>
    </style:style>
    <style:style style:name="T73" style:family="text">
      <style:text-properties officeooo:rsid="001c7c6b"/>
    </style:style>
    <style:style style:name="T74" style:family="text">
      <style:text-properties officeooo:rsid="000e646b"/>
    </style:style>
    <style:style style:name="T75" style:family="text">
      <style:text-properties officeooo:rsid="00211141"/>
    </style:style>
    <style:style style:name="T76" style:family="text">
      <style:text-properties officeooo:rsid="00211141" style:font-name-asian="Liberation Serif" style:font-name-complex="Liberation Serif"/>
    </style:style>
    <style:style style:name="T77" style:family="text">
      <style:text-properties style:font-name="Liberation Serif" officeooo:rsid="00211141" style:font-name-asian="Liberation Serif" style:font-name-complex="Liberation Serif"/>
    </style:style>
    <style:style style:name="T78" style:family="text">
      <style:text-properties officeooo:rsid="002131fb" style:font-name-asian="Courier New1" style:font-name-complex="Courier New1"/>
    </style:style>
    <style:style style:name="T79" style:family="text">
      <style:text-properties officeooo:rsid="001aa830"/>
    </style:style>
    <style:style style:name="T80" style:family="text">
      <style:text-properties fo:font-size="8pt" style:font-size-asian="7pt" style:font-size-complex="8pt"/>
    </style:style>
    <style:style style:name="T81" style:family="text">
      <style:text-properties officeooo:rsid="002fefe9"/>
    </style:style>
    <style:style style:name="T82" style:family="text">
      <style:text-properties officeooo:rsid="00147972"/>
    </style:style>
    <style:style style:name="T83" style:family="text">
      <style:text-properties officeooo:rsid="0035c418"/>
    </style:style>
    <style:style style:name="T84" style:family="text">
      <style:text-properties officeooo:rsid="001abef5"/>
    </style:style>
    <style:style style:name="T85" style:family="text">
      <style:text-properties officeooo:rsid="002131fb"/>
    </style:style>
    <style:style style:name="T86" style:family="text">
      <style:text-properties officeooo:rsid="00102a6d"/>
    </style:style>
    <style:style style:name="T87" style:family="text">
      <style:text-properties officeooo:rsid="00303cd2"/>
    </style:style>
    <style:style style:name="T88" style:family="text">
      <style:text-properties officeooo:rsid="0017bfc9"/>
    </style:style>
    <style:style style:name="T89" style:family="text">
      <style:text-properties officeooo:rsid="00204577"/>
    </style:style>
    <style:style style:name="T90" style:family="text">
      <style:text-properties officeooo:rsid="00243603"/>
    </style:style>
    <style:style style:name="T91" style:family="text">
      <style:text-properties officeooo:rsid="0022ee08"/>
    </style:style>
    <style:style style:name="T92" style:family="text">
      <style:text-properties officeooo:rsid="002908e8"/>
    </style:style>
    <style:style style:name="T93" style:family="text">
      <style:text-properties officeooo:rsid="004736cb"/>
    </style:style>
    <style:style style:name="T94" style:family="text">
      <style:text-properties officeooo:rsid="00344e1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Ultrafine_20_Dashed" svg:stroke-width="0.0201in" draw:marker-start-width="0.1701in" draw:marker-end="Arrow" draw:marker-end-width="0.1098in"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260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20. </text:span>Array Parameters</text:p>
      <text:p text:style-name="P4"/>
      <text:p text:style-name="P4"/>
      <text:p text:style-name="P8">Objectives</text:p>
      <text:list xml:id="list3513102668" text:style-name="L1">
        <text:list-item>
          <text:p text:style-name="P88">Write functions with array parameter<text:span text:style-name="T45">s</text:span></text:p>
        </text:list-item>
        <text:list-item>
          <text:p text:style-name="P88">Pass array to function</text:p>
        </text:list-item>
        <text:list-item>
          <text:p text:style-name="P88">Use <text:span text:style-name="T16">sizeof()</text:span> to compute the size of an array variable</text:p>
        </text:list-item>
        <text:list-item>
          <text:p text:style-name="P88">Modify array values via a function</text:p>
        </text:list-item>
        <text:list-item>
          <text:p text:style-name="P89">Introduction to 1D cellular automata</text:p>
        </text:list-item>
      </text:list>
      <text:p text:style-name="P37"/>
      <text:p text:style-name="P63">Array <text:span text:style-name="T51">p</text:span>arameters</text:p>
      <text:p text:style-name="P38"/>
      <text:p text:style-name="P24">So far we talked about parameters of basic type (or none at all). C++ functions can handle arrays too.</text:p>
      <text:p text:style-name="P24"/>
      <text:p text:style-name="P24">Try this:</text:p>
      <table:table table:name="Table16" table:style-name="Table16">
        <table:table-column table:style-name="Table16.A"/>
        <table:table-row table:style-name="TableLine1378674903984">
          <table:table-cell table:style-name="Table16.A1" office:value-type="string">
            <text:p text:style-name="P67">void print(<text:span text:style-name="T43">int x[3]</text:span>)</text:p>
            <text:p text:style-name="P67">{</text:p>
            <text:p text:style-name="P67"><text:s text:c="4"/>for (int i = 0; i &lt; 3; ++i)</text:p>
            <text:p text:style-name="P67"><text:s text:c="4"/><text:span text:style-name="T59">{</text:span></text:p>
            <text:p text:style-name="P68"><text:s text:c="8"/>std::cout &lt;&lt; x[i] &lt;&lt; ' ';</text:p>
            <text:p text:style-name="P68"><text:s text:c="4"/><text:span text:style-name="T59">}</text:span><text:line-break/>}</text:p>
            <text:p text:style-name="P67"/>
            <text:p text:style-name="P67"/>
            <text:p text:style-name="P67">int main()</text:p>
            <text:p text:style-name="P67">{</text:p>
            <text:p text:style-name="P67"><text:s text:c="4"/>int a[] = {1, 2, 3};</text:p>
            <text:p text:style-name="P67"><text:s text:c="4"/>print(a);</text:p>
            <text:p text:style-name="P67"/>
            <text:p text:style-name="P67"><text:s text:c="4"/>return 0;<text:line-break/>}</text:p>
          </table:table-cell>
        </table:table-row>
      </table:table>
      <text:p text:style-name="P24"/>
      <text:p text:style-name="P24">Actually you need not specify the size of the array parameter:</text:p>
      <table:table table:name="Table9" table:style-name="Table9">
        <table:table-column table:style-name="Table9.A"/>
        <table:table-row table:style-name="TableLine1378674902352">
          <table:table-cell table:style-name="Table9.A1" office:value-type="string">
            <text:p text:style-name="P67">void print(<text:span text:style-name="T38">int x[]</text:span>)</text:p>
            <text:p text:style-name="P67">{</text:p>
            <text:p text:style-name="P67"><text:s text:c="4"/>...</text:p>
            <text:p text:style-name="P67">}</text:p>
            <text:p text:style-name="P67">...</text:p>
          </table:table-cell>
        </table:table-row>
      </table:table>
      <text:p text:style-name="P29">(You’ll understand why once you have studied pointers.)</text:p>
      <text:p text:style-name="P29"/>
      <text:p text:style-name="P24">If you want your function to work for an array of any size, you want to pass in the size of the array. For instance the above program can be improved as follows:</text:p>
      <table:table table:name="Table17" table:style-name="Table17">
        <table:table-column table:style-name="Table17.A"/>
        <table:table-row table:style-name="TableLine1378674890656">
          <table:table-cell table:style-name="Table17.A1" office:value-type="string">
            <text:p text:style-name="P67">void print(int x[], <text:span text:style-name="T38">int x_</text:span><text:span text:style-name="T39">s</text:span><text:span text:style-name="T38">ize</text:span>)</text:p>
            <text:p text:style-name="P67">{</text:p>
            <text:p text:style-name="P67"><text:s text:c="4"/>for (int i = 0; i &lt; <text:span text:style-name="T38">x_</text:span><text:span text:style-name="T39">s</text:span><text:span text:style-name="T38">ize</text:span>; ++i) </text:p>
            <text:p text:style-name="P67"><text:s text:c="4"/>{</text:p>
            <text:p text:style-name="P67"><text:s text:c="8"/>std::cout &lt;&lt; x[i] &lt;&lt; ' ';</text:p>
            <text:p text:style-name="P67"><text:s text:c="4"/>}<text:line-break/>}</text:p>
            <text:p text:style-name="P67"/>
            <text:p text:style-name="P67"/>
            <text:p text:style-name="P76">int main()</text:p>
            <text:p text:style-name="P76">{</text:p>
            <text:p text:style-name="P76"><text:s text:c="4"/>int a[] = {1, 2, 3};</text:p>
            <text:p text:style-name="P76"><text:s text:c="4"/>print(a, 3);</text:p>
            <text:p text:style-name="P76"><text:s text:c="4"/>int b[] = {5, 6, 7, 8, 9};</text:p>
            <text:p text:style-name="P76"><text:s text:c="4"/>print(b, 5);</text:p>
            <text:p text:style-name="P76"/>
            <text:p text:style-name="P67"><text:soft-page-break/><text:s text:c="4"/>return 0;<text:line-break/>}</text:p>
          </table:table-cell>
        </table:table-row>
      </table:table>
      <text:p text:style-name="P30">Frequently programmers also call such a variable a length variable. So another suitable name for the <text:span text:style-name="T16">x_size</text:span> parameter is <text:span text:style-name="T23">x_len</text:span>.</text:p>
      <text:p text:style-name="P25"/>
      <text:p text:style-name="P25">One <text:span text:style-name="T40">very important</text:span><text:span text:style-name="T60"> </text:span>thing to note is that it's OK to process <text:span text:style-name="T38">only part of the array</text:span> by passing in a smaller size:</text:p>
      <table:table table:name="Table52" table:style-name="Table52">
        <table:table-column table:style-name="Table52.A"/>
        <table:table-row table:style-name="TableLine1378674891200">
          <table:table-cell table:style-name="Table52.A1" office:value-type="string">
            <text:p text:style-name="P76">...</text:p>
            <text:p text:style-name="P67">int main()</text:p>
            <text:p text:style-name="P67">{</text:p>
            <text:p text:style-name="P67"><text:s text:c="4"/>int a[] = {1, 2, 3};</text:p>
            <text:p text:style-name="P67"><text:s text:c="4"/>print(a, <text:span text:style-name="T38">2</text:span>);</text:p>
            <text:p text:style-name="P67"><text:s text:c="4"/>...</text:p>
            <text:p text:style-name="P67"/>
            <text:p text:style-name="P67"><text:s text:c="4"/>return 0;<text:line-break/>}</text:p>
          </table:table-cell>
        </table:table-row>
      </table:table>
      <text:p text:style-name="P30">Even though array <text:span text:style-name="T16">a</text:span> has 3 values, the <text:span text:style-name="T16">print()</text:span> function will only print the first 2. <text:span text:style-name="T60">So the 2 in </text:span><text:span text:style-name="T24">print(a, 2)</text:span><text:span text:style-name="T60"> does not mean that the array </text:span><text:span text:style-name="T24">a </text:span><text:span text:style-name="T60">has 2 values. It just means that you want the </text:span><text:span text:style-name="T24">print()</text:span><text:span text:style-name="T60"> function to print the first 2 values.</text:span></text:p>
      <text:p text:style-name="P30"/>
      <text:p text:style-name="P24">You can even have a function that prints values in the array starting at any index position:</text:p>
      <table:table table:name="Table34" table:style-name="Table34">
        <table:table-column table:style-name="Table34.A"/>
        <table:table-row table:style-name="TableLine1378674899360">
          <table:table-cell table:style-name="Table34.A1" office:value-type="string">
            <text:p text:style-name="P76">void print(int x[], int xSize)</text:p>
            <text:p text:style-name="P76">{</text:p>
            <text:p text:style-name="P76"><text:s text:c="4"/>for (int i = 0; i &lt; xSize; ++i) </text:p>
            <text:p text:style-name="P76"><text:s text:c="4"/>{</text:p>
            <text:p text:style-name="P76"><text:s text:c="8"/>std::cout &lt;&lt; x[i] &lt;&lt; ' ';</text:p>
            <text:p text:style-name="P76"><text:s text:c="4"/>}<text:line-break/>}</text:p>
            <text:p text:style-name="P76"/>
            <text:p text:style-name="P67"/>
            <text:p text:style-name="P74">void print_from(int x[], int start, int end)</text:p>
            <text:p text:style-name="P74">{</text:p>
            <text:p text:style-name="P74"><text:s text:c="4"/>for (int i = start; i &lt;= end; ++i) </text:p>
            <text:p text:style-name="P74"><text:s text:c="4"/>{</text:p>
            <text:p text:style-name="P74"><text:s text:c="8"/>std::cout &lt;&lt; x[i] &lt;&lt; ' ';</text:p>
            <text:p text:style-name="P74"><text:s text:c="4"/>}<text:line-break/>}</text:p>
            <text:p text:style-name="P74"/>
            <text:p text:style-name="P74"/>
            <text:p text:style-name="P67">int main()</text:p>
            <text:p text:style-name="P67">{</text:p>
            <text:p text:style-name="P67"><text:s text:c="4"/>int a[] = {5, 3, 5, 2, 42, 8, 2};</text:p>
            <text:p text:style-name="P67"><text:s text:c="4"/>print_from(a, 2, 6);</text:p>
            <text:p text:style-name="P74"/>
            <text:p text:style-name="P67"><text:s text:c="4"/>return 0;<text:line-break/>}</text:p>
          </table:table-cell>
        </table:table-row>
      </table:table>
      <text:p text:style-name="P25"><text:span text:style-name="T59">In the <text:s/></text:span><text:span text:style-name="T26">print_from()</text:span><text:span text:style-name="T13">, you can specify the starting and ending index of the values in </text:span><text:span text:style-name="T30">x</text:span><text:span text:style-name="T13"> to print. Frequently when you want a function to work on </text:span><text:soft-page-break/><text:span text:style-name="T13">only a part of the array (i.e., a subarray), you usually specify the starting index and the index that is </text:span><text:span text:style-name="T12">one beyond the last index</text:span><text:span text:style-name="T13"> to process:</text:span></text:p>
      <table:table table:name="Table35" table:style-name="Table35">
        <table:table-column table:style-name="Table35.A"/>
        <table:table-row table:style-name="TableLine1378674888752">
          <table:table-cell table:style-name="Table35.A1" office:value-type="string">
            <text:p text:style-name="P77">...</text:p>
            <text:p text:style-name="P68"/>
            <text:p text:style-name="P75">void print_from(int x[], int start, int end)</text:p>
            <text:p text:style-name="P75">{</text:p>
            <text:p text:style-name="P75"><text:s text:c="4"/>for (int i = start; <text:span text:style-name="T42">i &lt; end</text:span>; ++i) </text:p>
            <text:p text:style-name="P75"><text:s text:c="4"/>{</text:p>
            <text:p text:style-name="P75"><text:s text:c="8"/>std::cout &lt;&lt; x[i] &lt;&lt; ' ';</text:p>
            <text:p text:style-name="P75"><text:s text:c="4"/>}<text:line-break/>}</text:p>
            <text:p text:style-name="P75"/>
            <text:p text:style-name="P68">...</text:p>
          </table:table-cell>
        </table:table-row>
      </table:table>
      <text:p text:style-name="P31">In that case, the number of values processed (in this case printed) will be <text:span text:style-name="T25">end – start</text:span>.</text:p>
      <text:p text:style-name="P91"><text:s/></text:p>
      <text:p text:style-name="P24">Let's try another example. I want a function <text:span text:style-name="T16">sum()</text:span> that accepts an array of <text:span text:style-name="T16">double</text:span>s and a size and returns the sum of the array. The return type must of course be <text:span text:style-name="T16">double</text:span>. So the function looks like this:</text:p>
      <table:table table:name="Table14" table:style-name="Table14">
        <table:table-column table:style-name="Table14.A"/>
        <table:table-row table:style-name="TableLine1378674889568">
          <table:table-cell table:style-name="Table14.A1" office:value-type="string">
            <text:p text:style-name="P76">double sum(double x[], int x_<text:span text:style-name="T61">s</text:span>ize)</text:p>
            <text:p text:style-name="P76">{</text:p>
            <text:p text:style-name="P76"><text:s text:c="4"/>...</text:p>
            <text:p text:style-name="P76">}</text:p>
            <text:p text:style-name="P76"/>
            <text:p text:style-name="P67"/>
            <text:p text:style-name="P67">int main()</text:p>
            <text:p text:style-name="P67">{</text:p>
            <text:p text:style-name="P67"><text:s text:c="4"/>double a[] = {1.1, 2.2, 3.3};</text:p>
            <text:p text:style-name="P67"><text:s text:c="4"/>std::cout &lt;&lt; sum(a, 1) &lt;&lt; std::endl;</text:p>
            <text:p text:style-name="P67"><text:s text:c="4"/>std::cout &lt;&lt; sum(a, 2) &lt;&lt; std::endl;</text:p>
            <text:p text:style-name="P67"><text:s text:c="4"/>std::cout &lt;&lt; sum(a, 3) &lt;&lt; std::endl;</text:p>
            <text:p text:style-name="P67"/>
            <text:p text:style-name="P67"><text:s text:c="4"/>return 0;<text:line-break/>}</text:p>
          </table:table-cell>
        </table:table-row>
      </table:table>
      <text:p text:style-name="P24"/>
      <text:p text:style-name="P24">The code summing up the array x is just</text:p>
      <table:table table:name="Table26" table:style-name="Table26">
        <table:table-column table:style-name="Table26.A"/>
        <table:table-row table:style-name="TableLine1378674892288">
          <table:table-cell table:style-name="Table26.A1" office:value-type="string">
            <text:p text:style-name="P76">double s = 0.0;</text:p>
            <text:p text:style-name="P76">for (int i = 0; i &lt; x_<text:span text:style-name="T61">s</text:span>ize; ++i) </text:p>
            <text:p text:style-name="P76">{</text:p>
            <text:p text:style-name="P76"><text:s text:c="4"/>s += x[i];</text:p>
            <text:p text:style-name="P76">}</text:p>
          </table:table-cell>
        </table:table-row>
      </table:table>
      <text:p text:style-name="P24"/>
      <text:p text:style-name="P24">So <text:span text:style-name="T61">putting </text:span>everything together we get the following … and of course you should test your code ...</text:p>
      <table:table table:name="Table23" table:style-name="Table23">
        <table:table-column table:style-name="Table23.A"/>
        <table:table-row table:style-name="TableLine1378674893648">
          <table:table-cell table:style-name="Table23.A1" office:value-type="string">
            <text:p text:style-name="P76">double sum(double x[], int xSize)</text:p>
            <text:p text:style-name="P76">{</text:p>
            <text:p text:style-name="P76"><text:s text:c="4"/>double s = 0.0;</text:p>
            <text:p text:style-name="P76"><text:s text:c="4"/>for (int i = 0; i &lt; x_<text:span text:style-name="T61">s</text:span>ize; ++i) </text:p>
            <text:p text:style-name="P76"><text:s text:c="4"/>{</text:p>
            <text:p text:style-name="P76"><text:s text:c="8"/>s += x[i];</text:p>
            <text:p text:style-name="P76"><text:soft-page-break/><text:s text:c="4"/>}</text:p>
            <text:p text:style-name="P76"><text:s text:c="4"/>return s;<text:line-break/>}</text:p>
            <text:p text:style-name="P76"/>
            <text:p text:style-name="P67"/>
            <text:p text:style-name="P67">int main()</text:p>
            <text:p text:style-name="P67">{</text:p>
            <text:p text:style-name="P67"><text:s text:c="4"/>double a[] = {1.1, 2.2, 3.3};</text:p>
            <text:p text:style-name="P67"><text:s text:c="4"/>std::cout &lt;&lt; sum(a, 1) &lt;&lt; std::endl;</text:p>
            <text:p text:style-name="P67"><text:s text:c="4"/>std::cout &lt;&lt; sum(a, 2) &lt;&lt; std::endl;</text:p>
            <text:p text:style-name="P67"><text:s text:c="4"/>std::cout &lt;&lt; sum(a, 3) &lt;&lt; std::endl;</text:p>
            <text:p text:style-name="P67"/>
            <text:p text:style-name="P67"><text:s text:c="4"/>return 0;<text:line-break/>}</text:p>
          </table:table-cell>
        </table:table-row>
      </table:table>
      <text:p text:style-name="P24"/>
      <text:p text:style-name="P24"/>
      <text:p text:style-name="P24"><text:span text:style-name="T2">Exercise.</text:span> Write a function that returns the product of all doubles in the array that is passed in to the function.</text:p>
      <table:table table:name="Table27" table:style-name="Table27">
        <table:table-column table:style-name="Table27.A"/>
        <table:table-row table:style-name="TableLine1378674922208">
          <table:table-cell table:style-name="Table27.A1" office:value-type="string">
            <text:p text:style-name="P76">_____________ product(double x[], int x_<text:span text:style-name="T61">s</text:span>ize)</text:p>
            <text:p text:style-name="P76">{</text:p>
            <text:p text:style-name="P76"><text:s text:c="3"/></text:p>
            <text:p text:style-name="P76">}</text:p>
            <text:p text:style-name="P76"/>
            <text:p text:style-name="P67"/>
            <text:p text:style-name="P67">int main()</text:p>
            <text:p text:style-name="P67">{</text:p>
            <text:p text:style-name="P67"><text:s text:c="4"/>double a[] = {1, 2, 3};</text:p>
            <text:p text:style-name="P67"><text:s text:c="4"/>std::cout &lt;&lt; product(a, 1) &lt;&lt; '\n'; // 1</text:p>
            <text:p text:style-name="P67"><text:s text:c="4"/>std::cout &lt;&lt; product(a, 2) &lt;&lt; '\n'; // 2</text:p>
            <text:p text:style-name="P67"><text:s text:c="4"/>std::cout &lt;&lt; product(a, 3) &lt;&lt; '\n'; // 6</text:p>
            <text:p text:style-name="P67"/>
            <text:p text:style-name="P67"><text:s text:c="4"/>return 0;<text:line-break/>}</text:p>
          </table:table-cell>
        </table:table-row>
      </table:table>
      <text:p text:style-name="P24"/>
      <text:p text:style-name="P24"/>
      <text:p text:style-name="P34">Exercise. <text:span text:style-name="T43">Write a </text:span><text:span text:style-name="T17">min()</text:span><text:span text:style-name="T43"> function that accepts an array of </text:span><text:span text:style-name="T17">double</text:span><text:span text:style-name="T43">s and the size of the array and returns the minimum value of the values in the array. Here's a skeleton:</text:span></text:p>
      <table:table table:name="Table10" table:style-name="Table10">
        <table:table-column table:style-name="Table10.A"/>
        <table:table-row table:style-name="TableLine1378674912416">
          <table:table-cell table:style-name="Table10.A1" office:value-type="string">
            <text:p text:style-name="P67">____________ min(_____________, int x_<text:span text:style-name="T61">s</text:span>ize)</text:p>
            <text:p text:style-name="P67">{</text:p>
            <text:p text:style-name="P67"><text:s text:c="4"/>...<text:line-break/>}</text:p>
            <text:p text:style-name="P67"/>
            <text:p text:style-name="P67"/>
            <text:p text:style-name="P67">int main()</text:p>
            <text:p text:style-name="P67">{</text:p>
            <text:p text:style-name="P67"><text:s text:c="4"/>double a[] = {1.2, -2.5, -7.3, 0.0};</text:p>
            <text:p text:style-name="P67"><text:s text:c="4"/>std::cout &lt;&lt; min(a, 1) &lt;&lt; std::endl; // 1.2</text:p>
            <text:p text:style-name="P67"><text:s text:c="4"/>std::cout &lt;&lt; min(a, 2) &lt;&lt; std::endl; // -2.5</text:p>
            <text:p text:style-name="P67"><text:s text:c="4"/>std::cout &lt;&lt; min(a, 3) &lt;&lt; std::endl; // -7.5</text:p>
            <text:p text:style-name="P67"><text:s text:c="4"/>std::cout &lt;&lt; min(a, 4) &lt;&lt; std::endl; // -7.5</text:p>
            <text:p text:style-name="P67"/>
            <text:p text:style-name="P67"><text:s text:c="4"/>return 0;<text:line-break/><text:soft-page-break/>}</text:p>
          </table:table-cell>
        </table:table-row>
      </table:table>
      <text:p text:style-name="P34"/>
      <text:p text:style-name="P24"/>
      <text:p text:style-name="P24"><text:span text:style-name="T2">Exercise.</text:span> Write a function <text:span text:style-name="T16">find()</text:span> that accepts a<text:span text:style-name="T46">n</text:span> array of integers, the size of the array, a <text:span text:style-name="T16">target</text:span> integer, and returns the smallest index in the array where target occurs. If <text:span text:style-name="T16">target</text:span> is not found, <text:span text:style-name="T16">-1</text:span> is returned. Test it with this</text:p>
      <table:table table:name="Table13" table:style-name="Table13">
        <table:table-column table:style-name="Table13.A"/>
        <table:table-row table:style-name="TableLine1378674911056">
          <table:table-cell table:style-name="Table13.A1" office:value-type="string">
            <text:p text:style-name="P67">int find(int x[], int x_<text:span text:style-name="T61">s</text:span>ize, int target)</text:p>
            <text:p text:style-name="P67">{</text:p>
            <text:p text:style-name="P67"><text:s text:c="4"/>...<text:line-break/>}</text:p>
            <text:p text:style-name="P67"/>
            <text:p text:style-name="P67"/>
            <text:p text:style-name="P67">int main()</text:p>
            <text:p text:style-name="P67">{</text:p>
            <text:p text:style-name="P67"><text:s text:c="4"/>int a[] = {1, 3, 5, 2, 4, 6, 1, 3, 5, 2, 4, 6};</text:p>
            <text:p text:style-name="P67"><text:s text:c="4"/>std::cout &lt;&lt; find(a, 2, 3) &lt;&lt; std::endl; // 1</text:p>
            <text:p text:style-name="P67"><text:s text:c="4"/>std::cout &lt;&lt; find(a, 2, 9) &lt;&lt; std::endl; // -1</text:p>
            <text:p text:style-name="P67"><text:s text:c="4"/>std::cout &lt;&lt; find(a, 10, 2) &lt;&lt; std::endl; // 3</text:p>
            <text:p text:style-name="P67"/>
            <text:p text:style-name="P67"><text:s text:c="4"/>return 0;<text:line-break/>}</text:p>
          </table:table-cell>
        </table:table-row>
      </table:table>
      <text:p text:style-name="P34"/>
      <text:p text:style-name="P34"/>
      <text:p text:style-name="P34">Exercise. <text:span text:style-name="T43">Write </text:span><text:span text:style-name="T17">find_from()</text:span><text:span text:style-name="T43"> function such that </text:span><text:span text:style-name="T17">find_from(x, target, start, end)</text:span><text:span text:style-name="T43"> returns the index of the value of </text:span><text:span text:style-name="T17">target</text:span><text:span text:style-name="T43"> in array </text:span><text:span text:style-name="T17">x</text:span><text:span text:style-name="T43">, scanning left-to-right from index value </text:span><text:span text:style-name="T17">start</text:span><text:span text:style-name="T43"> to index value </text:span><text:span text:style-name="T17">end - </text:span><text:span text:style-name="T18">1</text:span><text:span text:style-name="T43">. If the value is not found, </text:span><text:span text:style-name="T17">-1</text:span><text:span text:style-name="T43"> is returned.</text:span></text:p>
      <text:p text:style-name="P34"/>
      <text:p text:style-name="P34"/>
      <text:p text:style-name="P34">Exercise. <text:span text:style-name="T43">Write </text:span><text:span text:style-name="T17">reversefind()</text:span><text:span text:style-name="T43"> function such that </text:span><text:span text:style-name="T17">reversefind(x, target, start, end)</text:span><text:span text:style-name="T43"> will return the index of the value of </text:span><text:span text:style-name="T17">target</text:span><text:span text:style-name="T43"> in array </text:span><text:span text:style-name="T17">x</text:span><text:span text:style-name="T43">, scanning right-to-left from index value </text:span><text:span text:style-name="T17">end - </text:span><text:span text:style-name="T18">1</text:span><text:span text:style-name="T43"> to index value </text:span><text:span text:style-name="T17">start</text:span><text:span text:style-name="T43">. If the value is not found, </text:span><text:span text:style-name="T17">-1</text:span><text:span text:style-name="T43"> is returned.</text:span></text:p>
      <text:p text:style-name="P34"/>
      <text:p text:style-name="P34"/>
      <text:p text:style-name="P24"><text:span text:style-name="T2">Exercise.</text:span> Write a function <text:span text:style-name="T16">count()</text:span> that accepts an array of integers, the size of the array, and an integer value <text:span text:style-name="T16">target</text:span> and returns the number of times <text:span text:style-name="T16">target</text:span> occurs in the array. For instance if the array passed in is <text:span text:style-name="T16">{1, 42, 3, 42, 42, 1}</text:span> with size 5, and 42 is passed to <text:span text:style-name="T16">target</text:span>, then 3 is returned (because 42 occurs 3 times in the array.)</text:p>
      <table:table table:name="Table11" table:style-name="Table11">
        <table:table-column table:style-name="Table11.A"/>
        <table:table-row table:style-name="TableLine1378674908336">
          <table:table-cell table:style-name="Table11.A1" office:value-type="string">
            <text:p text:style-name="P67">int count(int x[], int x_size, int target)</text:p>
            <text:p text:style-name="P67">{</text:p>
            <text:p text:style-name="P67"><text:s text:c="4"/>...<text:line-break/>}</text:p>
            <text:p text:style-name="P67"/>
            <text:p text:style-name="P67"/>
            <text:p text:style-name="P67">int main()</text:p>
            <text:p text:style-name="P67">{</text:p>
            <text:p text:style-name="P67"><text:s text:c="4"/>...</text:p>
            <text:p text:style-name="P67">}</text:p>
          </table:table-cell>
        </table:table-row>
      </table:table>
      <text:p text:style-name="P34"/>
      <text:p text:style-name="P24"><text:soft-page-break/></text:p>
      <text:p text:style-name="P24"><text:span text:style-name="T2">Exercise.</text:span> Refer to your notes on the binary search algorithm. Write a function <text:span text:style-name="T16">binarySearch()</text:span> that accepts an array of integers, the size of the array, and a value for parameter <text:span text:style-name="T16">target</text:span><text:span text:style-name="T6">, and returns the index of the value of </text:span><text:span text:style-name="T16">target</text:span><text:span text:style-name="T6"> in the array. If the value of </text:span><text:span text:style-name="T16">target</text:span><text:span text:style-name="T6"> is not in the array -1 is returned. Test your code by passing in an array that is sorted in the ascending order, its size and a target in the array. Next test it with a target value that's not in the array.</text:span></text:p>
      <text:p text:style-name="P63">Modification of <text:span text:style-name="T51">v</text:span>alues in an <text:span text:style-name="T51">a</text:span>rray through a <text:span text:style-name="T51">f</text:span>unction</text:p>
      <text:p text:style-name="P24"/>
      <text:p text:style-name="P24">There is something different between the way functions work with an array and a variable of basic type (<text:span text:style-name="T16">int</text:span> or <text:span text:style-name="T16">double</text:span> or <text:span text:style-name="T16">bool</text:span> or <text:span text:style-name="T16">char</text:span>). You already know that the following will not change the value of <text:span text:style-name="T16">x</text:span> in <text:span text:style-name="T16">main()</text:span>:</text:p>
      <text:p text:style-name="P24"/>
      <table:table table:name="Table24" table:style-name="Table24">
        <table:table-column table:style-name="Table24.A"/>
        <table:table-row table:style-name="TableLine1378674921392">
          <table:table-cell table:style-name="Table24.A1" office:value-type="string">
            <text:p text:style-name="P67">void inc(int x)</text:p>
            <text:p text:style-name="P67">{</text:p>
            <text:p text:style-name="P67"><text:s text:c="4"/><text:span text:style-name="T61">++</text:span>x;<text:line-break/>}</text:p>
            <text:p text:style-name="P67"/>
            <text:p text:style-name="P67">int main()</text:p>
            <text:p text:style-name="P67">{</text:p>
            <text:p text:style-name="P67"><text:s text:c="4"/>int x = 42;</text:p>
            <text:p text:style-name="P67"><text:s text:c="4"/>inc(x);</text:p>
            <text:p text:style-name="P67"><text:s text:c="4"/>std::cout &lt;&lt; x &lt;&lt; std::endl; // still 42, right?</text:p>
            <text:p text:style-name="P67"/>
            <text:p text:style-name="P67"><text:s text:c="4"/>return 0;<text:line-break/>}</text:p>
          </table:table-cell>
        </table:table-row>
      </table:table>
      <text:p text:style-name="P24"/>
      <text:p text:style-name="P24">Try this:</text:p>
      <table:table table:name="Table25" table:style-name="Table25">
        <table:table-column table:style-name="Table25.A"/>
        <table:table-row table:style-name="TableLine1378674911328">
          <table:table-cell table:style-name="Table25.A1" office:value-type="string">
            <text:p text:style-name="P67">void inc(int x[])</text:p>
            <text:p text:style-name="P67">{</text:p>
            <text:p text:style-name="P67"><text:s text:c="4"/><text:span text:style-name="T61">++</text:span>x[0];<text:line-break/>}</text:p>
            <text:p text:style-name="P67"/>
            <text:p text:style-name="P67"/>
            <text:p text:style-name="P67">int main()</text:p>
            <text:p text:style-name="P67">{</text:p>
            <text:p text:style-name="P67"><text:s text:c="4"/>int x[] = {42, 43, 44, 45};</text:p>
            <text:p text:style-name="P67"><text:s text:c="4"/>inc(x);</text:p>
            <text:p text:style-name="P67"><text:s text:c="4"/>std::cout &lt;&lt; x[0] &lt;&lt; std::endl;</text:p>
            <text:p text:style-name="P67"/>
            <text:p text:style-name="P67"><text:s text:c="4"/>return 0;<text:line-break/>}</text:p>
          </table:table-cell>
        </table:table-row>
      </table:table>
      <text:p text:style-name="P24"/>
      <text:p text:style-name="P26">Functions <text:span text:style-name="T38">can modify</text:span> the <text:span text:style-name="T38">values</text:span> in an <text:span text:style-name="T38">array that's passed in</text:span>. <text:span text:style-name="T62">In other words, by default, </text:span><text:span text:style-name="T41">arrays are pass-by-reference</text:span><text:span text:style-name="T62">. </text:span></text:p>
      <text:p text:style-name="P26"/>
      <text:p text:style-name="P26">Remember that!!!</text:p>
      <text:p text:style-name="P24"/>
      <text:p text:style-name="P24">For the reason why arrays are so different from variables of basic type you will have to wait till we talk about pointers.</text:p>
      <text:p text:style-name="P24"/>
      <text:p text:style-name="P24">Here's another example. This function sets all the values in the array parameter to zero:</text:p>
      <table:table table:name="Table12" table:style-name="Table12">
        <table:table-column table:style-name="Table12.A"/>
        <table:table-row table:style-name="TableLine1378674918400">
          <table:table-cell table:style-name="Table12.A1" office:value-type="string">
            <text:p text:style-name="P67">void zero_<text:span text:style-name="T61">o</text:span>ut(int x[], int size)</text:p>
            <text:p text:style-name="P67"><text:soft-page-break/>{</text:p>
            <text:p text:style-name="P67"><text:s text:c="4"/>for (int i = 0; i &lt; size; i++)</text:p>
            <text:p text:style-name="P67"><text:s text:c="4"/>{</text:p>
            <text:p text:style-name="P67"><text:s text:c="8"/>x[i] = 0;<text:line-break/> <text:s text:c="3"/>}<text:line-break/>}</text:p>
            <text:p text:style-name="P67"/>
            <text:p text:style-name="P67">int main()</text:p>
            <text:p text:style-name="P67">{</text:p>
            <text:p text:style-name="P67"><text:s text:c="4"/>int y[] = {1, 2, 3};</text:p>
            <text:p text:style-name="P67"><text:s text:c="4"/>zero_<text:span text:style-name="T61">o</text:span>ut(y, 3);</text:p>
            <text:p text:style-name="P67"/>
            <text:p text:style-name="P67"><text:s text:c="4"/>for (int i = 0; i &lt; 3; i++)</text:p>
            <text:p text:style-name="P67"><text:s text:c="4"/>{</text:p>
            <text:p text:style-name="P67"><text:s text:c="8"/>std::cout &lt;&lt; y[i] &lt;&lt; ' ';<text:line-break/> <text:s text:c="3"/>}</text:p>
            <text:p text:style-name="P67"><text:s text:c="4"/>std::cout &lt;&lt; '\n';</text:p>
            <text:p text:style-name="P67"/>
            <text:p text:style-name="P67"><text:s text:c="4"/>return 0;<text:line-break/>}</text:p>
          </table:table-cell>
        </table:table-row>
      </table:table>
      <text:p text:style-name="P24"/>
      <text:p text:style-name="P24">Here's a picture to keep in mind. Right after all parameters of the <text:span text:style-name="T16">zero_</text:span><text:span text:style-name="T31">o</text:span><text:span text:style-name="T16">ut()</text:span> function are initialized (but before the for-loop) the memory of the functions look like this:</text:p>
      <text:p text:style-name="P24"><text:s text:c="28"/></text:p>
      <text:p text:style-name="P24"><draw:frame text:anchor-type="paragraph" draw:z-index="7" draw:name="Shape1" draw:style-name="gr8" draw:text-style-name="P115" svg:width="0.2713in" svg:height="0.2606in" svg:x="1.2138in" svg:y="1.3138in"><draw:text-box><text:p>y</text:p></draw:text-box></draw:frame><draw:frame text:anchor-type="paragraph" draw:z-index="12" draw:name="Shape2" draw:style-name="gr5" draw:text-style-name="P114" svg:width="0.7398in" svg:height="0.2189in" svg:x="1.0992in" svg:y="0.0209in"><draw:text-box><text:p><text:span text:style-name="T20">zero_out</text:span></text:p></draw:text-box></draw:frame></text:p>
      <text:p text:style-name="P24"><draw:frame text:anchor-type="paragraph" draw:z-index="5" draw:name="Shape3" draw:style-name="gr8" draw:text-style-name="P115" svg:width="0.2713in" svg:height="0.2606in" svg:x="1.2138in" svg:y="0.122in"><draw:text-box><text:p>x</text:p></draw:text-box></draw:frame><draw:rect text:anchor-type="paragraph" draw:z-index="3" draw:name="Shape4" draw:style-name="gr10" draw:text-style-name="P113" svg:width="2.3858in" svg:height="0.6358in" svg:x="1.0992in" svg:y="0.0799in"><text:p/></draw:rect></text:p>
      <text:p text:style-name="P24"><draw:polyline text:anchor-type="paragraph" draw:z-index="9" draw:name="Shape5" draw:style-name="gr7" draw:text-style-name="P110" svg:width="1.0421in" svg:height="0.3224in" draw:transform="rotate (-1.5707963267949) translate (1.15138888888889in 0.0868055555545046in)" svg:viewBox="0 0 2648 820" draw:points="0,0 0,820 2648,820 2648,0"><text:p/></draw:polyline></text:p>
      <text:p text:style-name="P24"><draw:frame text:anchor-type="paragraph" draw:z-index="6" draw:name="Shape6" draw:style-name="gr8" draw:text-style-name="P114" svg:width="0.4051in" svg:height="0.2606in" svg:x="1.2138in" svg:y="0.0634in"><draw:text-box><text:p><text:span text:style-name="T20">size</text:span></text:p></draw:text-box></draw:frame><draw:rect text:anchor-type="paragraph" draw:z-index="4" draw:name="Shape7" draw:style-name="gr9" draw:text-style-name="P116" svg:width="0.3949in" svg:height="0.2087in" svg:x="1.6827in" svg:y="0.0319in"><text:p text:style-name="P110"><text:span text:style-name="T52">3</text:span></text:p></draw:rect></text:p>
      <text:p text:style-name="P24"/>
      <text:p text:style-name="P24"/>
      <text:p text:style-name="P24"><draw:frame text:anchor-type="paragraph" draw:z-index="13" draw:name="Shape8" draw:style-name="gr4" draw:text-style-name="P114" svg:width="0.7398in" svg:height="0.1606in" svg:x="1.0992in" svg:y="0.1043in"><draw:text-box><text:p><text:span text:style-name="T20">main</text:span></text:p></draw:text-box></draw:frame></text:p>
      <text:p text:style-name="P24"><draw:rect text:anchor-type="paragraph" draw:z-index="0" draw:name="Shape9" draw:style-name="gr10" draw:text-style-name="P113" svg:width="2.3858in" svg:height="0.8122in" svg:x="1.0854in" svg:y="0.1429in"><text:p/></draw:rect><text:s text:c="28"/></text:p>
      <text:p text:style-name="P24"><draw:rect text:anchor-type="paragraph" draw:z-index="8" draw:name="Shape10" draw:style-name="gr6" draw:text-style-name="P113" svg:width="0.3807in" svg:height="0.2087in" svg:x="1.6862in" svg:y="0.0484in"><text:p/></draw:rect><draw:rect text:anchor-type="paragraph" draw:z-index="10" draw:name="Shape11" draw:style-name="gr6" draw:text-style-name="P113" svg:width="0.3807in" svg:height="0.2087in" svg:x="2.0665in" svg:y="0.0484in"><text:p/></draw:rect><draw:rect text:anchor-type="paragraph" draw:z-index="11" draw:name="Shape12" draw:style-name="gr6" draw:text-style-name="P113" svg:width="0.3807in" svg:height="0.2087in" svg:x="2.4472in" svg:y="0.0484in"><text:p/></draw:rect></text:p>
      <text:p text:style-name="P24"/>
      <text:p text:style-name="P24"/>
      <text:p text:style-name="P24"/>
      <text:p text:style-name="P24"/>
      <text:p text:style-name="P24"/>
      <text:p text:style-name="P24">As you can see the parameter <text:span text:style-name="T16">size</text:span> (of <text:span text:style-name="T16">zeroOut()</text:span>) has its own memory. It's just like any regular variable. The initialization of <text:span text:style-name="T16">size</text:span> involves copying the value of 3 to <text:span text:style-name="T16">size</text:span>. Recall that this type of parameter passing is called pass-by-value. </text:p>
      <text:p text:style-name="P24"/>
      <text:p text:style-name="P24">However the parameter <text:span text:style-name="T16">x</text:span> (of <text:span text:style-name="T16">zero_</text:span><text:span text:style-name="T32">o</text:span><text:span text:style-name="T16">ut()</text:span>) <text:s/>does <text:span text:style-name="T38">NOT</text:span> receive the values of the array <text:span text:style-name="T16">y</text:span>. The point of the picture is to show you that <text:span text:style-name="T16">x</text:span> actually <text:span text:style-name="T38">refers</text:span> directly to the memory of <text:span text:style-name="T16">y</text:span>. You can and should think of <text:span text:style-name="T16">x</text:span> as another name for <text:span text:style-name="T16">y</text:span> – an alias. Or you can think of the <text:span text:style-name="T16">x</text:span> in <text:span text:style-name="T16">zero_</text:span><text:span text:style-name="T32">o</text:span><text:span text:style-name="T16">ut()</text:span> as a parasite that lives on the memory of <text:span text:style-name="T16">y</text:span>. Therefore changing <text:span text:style-name="T16">x[0]</text:span> in <text:span text:style-name="T16">zero_</text:span><text:span text:style-name="T32">o</text:span><text:span text:style-name="T16">ut()</text:span><text:span text:style-name="T6"> is the same as changing the </text:span><text:span text:style-name="T16">y[0]</text:span><text:span text:style-name="T6"> in </text:span><text:span text:style-name="T16">main()</text:span><text:span text:style-name="T6">. This form of parameter-passing is called </text:span><text:span text:style-name="T38">pass-by-</text:span><text:soft-page-break/><text:span text:style-name="T38">reference</text:span><text:span text:style-name="T6">.</text:span></text:p>
      <text:p text:style-name="P24"/>
      <text:p text:style-name="P24">Test the function to make sure it works.</text:p>
      <text:p text:style-name="P34"/>
      <text:p text:style-name="P34"/>
      <text:p text:style-name="P24"><text:span text:style-name="T2">Exercise.</text:span> Write a function <text:span text:style-name="T16">zero_</text:span><text:span text:style-name="T32">o</text:span><text:span text:style-name="T16">ut_</text:span><text:span text:style-name="T32">o</text:span><text:span text:style-name="T16">dd()</text:span> that accepts an array of integers and the size of the array and then replace<text:span text:style-name="T47">s</text:span> all the odd values in the array by zero. Test your function.</text:p>
      <text:p text:style-name="P24"/>
      <text:p text:style-name="P24"/>
      <text:p text:style-name="P24"><text:span text:style-name="T2">Exercise.</text:span> Write a function <text:span text:style-name="T16">rand_array()</text:span> that accepts an array of integers, the size of the array, min (an int), max (an int) and puts random integers from min, min+1, …, max – <text:span text:style-name="T63">1</text:span> into the array. For instance calling <text:span text:style-name="T16">rand_array(x, 10, 1, </text:span><text:span text:style-name="T32">7</text:span><text:span text:style-name="T16">)</text:span> will randomize x[0], x[1], x[2], …, x[9] with integer values from 1 to 6. Test your function.</text:p>
      <text:p text:style-name="P24"/>
      <text:p text:style-name="P24"/>
      <text:p text:style-name="P24"><text:span text:style-name="T2">Exercise.</text:span> Write a function <text:span text:style-name="T16">two_powers()</text:span> that accepts an array of integers and the size of the array and puts powers of 2 starting with 2^0=1 into the array. For instance if you pass array x with size 5 into the function, on return, <text:span text:style-name="T16">x</text:span> has values 1, 2, 4, 8, 16, Test your function.</text:p>
      <text:p text:style-name="P24"/>
      <text:p text:style-name="P24"/>
      <text:p text:style-name="P24"><text:span text:style-name="T2">Exercise.</text:span> Write a function <text:span text:style-name="T16">primes()</text:span> that accepts an array of integers and the size of the array and puts primes into the array starting with 2. For instance calling <text:span text:style-name="T16">primes(x, 5)</text:span><text:span text:style-name="T6"> will set </text:span><text:span text:style-name="T16">x[0]</text:span> to 2, <text:span text:style-name="T16">x[1]</text:span> to 3, <text:span text:style-name="T16">x[2]</text:span> to 5, <text:span text:style-name="T16">x[3]</text:span> to 7, <text:span text:style-name="T16">x[4]</text:span> to 11. Test your function.</text:p>
      <text:p text:style-name="P24"/>
      <text:p text:style-name="P24"/>
      <text:p text:style-name="P24"><text:span text:style-name="T2">Exercise. </text:span>Write a function <text:span text:style-name="T16">swap()</text:span> that accepts an array of integers and two index values, and swaps the values at those index positions. For instance if x is an array initialized with {1, 2, 3, 4}, then on return from calling <text:span text:style-name="T16">swap(x, 1, 3)</text:span>, the values in <text:span text:style-name="T16">x</text:span> becomes</text:p>
      <text:p text:style-name="P24"><text:tab/>1, 4, 3, 2</text:p>
      <text:p text:style-name="P24">Test your function.</text:p>
      <text:p text:style-name="P34"/>
      <text:p text:style-name="P34"/>
      <text:p text:style-name="P34"/>
      <text:p text:style-name="P64">Bubblesort and binary search</text:p>
      <text:p text:style-name="P36"/>
      <text:p text:style-name="P27"><text:span text:style-name="T2">Exercise.</text:span> Write a function <text:span text:style-name="T16">bubble</text:span><text:span text:style-name="T33">s</text:span><text:span text:style-name="T16">ort()</text:span> that accepts an array of integers and an integer for the size of the array and perform<text:span text:style-name="T48">s</text:span> bubblesort on the array so that the values are in ascending order. Test your code: Create an array of 10 random integers, call the <text:span text:style-name="T16">bubble</text:span><text:span text:style-name="T32">s</text:span><text:span text:style-name="T16">ort()</text:span> function, and print the values <text:span text:style-name="T63">of </text:span><text:span text:style-name="T32">x</text:span><text:span text:style-name="T63"> </text:span>in <text:span text:style-name="T16">main()</text:span>. Test your function.</text:p>
      <text:p text:style-name="P27"/>
      <text:p text:style-name="P27"/>
      <text:p text:style-name="P27"><text:span text:style-name="T2">Exercise.</text:span> Write a function <text:span text:style-name="T25">bubble</text:span><text:span text:style-name="T27">s</text:span><text:span text:style-name="T25">ort_</text:span><text:span text:style-name="T28">from</text:span><text:span text:style-name="T25">()</text:span> that accepts an array <text:span text:style-name="T28">x</text:span> of integers and <text:span text:style-name="T63">two</text:span> integer<text:span text:style-name="T63">s </text:span><text:span text:style-name="T28">start</text:span><text:span text:style-name="T63"> and </text:span><text:span text:style-name="T28">end </text:span>and perform<text:span text:style-name="T48">s</text:span> bubblesort on <text:span text:style-name="T63">from </text:span><text:span text:style-name="T28">x[start]</text:span><text:span text:style-name="T63"> to </text:span><text:span text:style-name="T28">x[end – 1]</text:span><text:span text:style-name="T63"> </text:span>so that the values are in ascending order. Test your code: Create an array of 10 random integers, call the <text:span text:style-name="T25">bubble</text:span><text:span text:style-name="T28">s</text:span><text:span text:style-name="T25">ort_</text:span><text:span text:style-name="T28">from</text:span><text:span text:style-name="T25">()</text:span> function <text:span text:style-name="T63">to sort the values using </text:span><text:span text:style-name="T28">start=2</text:span><text:span text:style-name="T63"> and </text:span><text:span text:style-name="T28">end=7</text:span>, and print the values <text:span text:style-name="T63">of </text:span><text:span text:style-name="T28">x</text:span><text:span text:style-name="T63"> </text:span>in <text:span text:style-name="T25">main()</text:span>. Test your function.</text:p>
      <text:p text:style-name="P27"/>
      <text:p text:style-name="P27"/>
      <text:p text:style-name="P28"><text:span text:style-name="T2">Exercise.</text:span> Write a function <text:span text:style-name="T33">binarysearch</text:span><text:span text:style-name="T16">()</text:span> <text:span text:style-name="T64">that performs binary </text:span><text:span text:style-name="T63">search </text:span><text:span text:style-name="T64">on an array. Specifically, the function </text:span>accepts an array <text:span text:style-name="T27">x</text:span><text:span text:style-name="T64"> </text:span>of integers, an integer <text:span text:style-name="T27">x_len</text:span><text:span text:style-name="T64"> </text:span>for the size of the array, and <text:span text:style-name="T64">an integer </text:span><text:span text:style-name="T27">target</text:span><text:span text:style-name="T64">. The function returns the index in </text:span><text:span text:style-name="T33">x</text:span><text:span text:style-name="T64"> where </text:span><text:span text:style-name="T27">target</text:span><text:span text:style-name="T64"> appears. </text:span><text:span text:style-name="T63">The function assume that </text:span><text:span text:style-name="T28">x</text:span><text:span text:style-name="T63"> is sorted in ascending order. Test your function.</text:span></text:p>
      <text:p text:style-name="P27"/>
      <text:p text:style-name="P24"/>
      <text:p text:style-name="P28"><text:span text:style-name="T2">Exercise.</text:span> Write a function <text:span text:style-name="T33">binarysearch</text:span><text:span text:style-name="T16">()</text:span> <text:span text:style-name="T64">that </text:span><text:span text:style-name="T63">accepts an integer array </text:span><text:span text:style-name="T28">x</text:span><text:span text:style-name="T63">, integers </text:span><text:span text:style-name="T28">start</text:span><text:span text:style-name="T63"> and </text:span><text:span text:style-name="T28">end</text:span><text:span text:style-name="T14"> and integer </text:span><text:span text:style-name="T29">target</text:span><text:span text:style-name="T63">, </text:span><text:span text:style-name="T65">and then </text:span><text:span text:style-name="T64">performs binary </text:span><text:span text:style-name="T63">search </text:span><text:span text:style-name="T64">on an array </text:span><text:span text:style-name="T29">x</text:span><text:span text:style-name="T65"> from index </text:span><text:span text:style-name="T29">start</text:span><text:span text:style-name="T65"> to index </text:span><text:span text:style-name="T29">end – 1 </text:span><text:span text:style-name="T14">searching for </text:span><text:span text:style-name="T29">target. </text:span><text:span text:style-name="T64">The function returns the index in </text:span><text:span text:style-name="T33">x</text:span><text:span text:style-name="T64"> where </text:span><text:span text:style-name="T27">target</text:span><text:span text:style-name="T64"> appears. </text:span><text:span text:style-name="T63">The function assume that </text:span><text:span text:style-name="T28">x</text:span><text:span text:style-name="T63"> is sorted in ascending order </text:span><text:span text:style-name="T65">from index </text:span><text:span text:style-name="T29">start</text:span><text:span text:style-name="T65"> to index </text:span><text:span text:style-name="T29">end - 1</text:span><text:span text:style-name="T63">. Test your function.</text:span></text:p>
      <text:p text:style-name="P27"/>
      <text:p text:style-name="P63">Computing <text:span text:style-name="T51">a</text:span>rray <text:span text:style-name="T51">s</text:span>izes: <text:span text:style-name="T16">sizeof()</text:span></text:p>
      <text:p text:style-name="P24"/>
      <text:p text:style-name="P24">This is a quick review.</text:p>
      <text:p text:style-name="P24"/>
      <text:p text:style-name="P24">The amount of memory (in terms of bytes – i.e. 8 bits) <text:s/>used by a value, a variable, or a type can be found by calling the <text:span text:style-name="T16">sizeof()</text:span> function.</text:p>
      <text:p text:style-name="P24"/>
      <text:p text:style-name="P24">Try this:</text:p>
      <table:table table:name="Table18" table:style-name="Table18">
        <table:table-column table:style-name="Table18.A"/>
        <table:table-row table:style-name="TableLine1376748338560">
          <table:table-cell table:style-name="Table18.A1" office:value-type="string">
            <text:p text:style-name="P67">std::cout &lt;&lt; sizeof(int) &lt;&lt; std::endl;</text:p>
            <text:p text:style-name="P67">std::cout &lt;&lt; sizeof(42) &lt;&lt; std::endl;</text:p>
            <text:p text:style-name="P67"/>
            <text:p text:style-name="P67">int x;</text:p>
            <text:p text:style-name="P67">std::cout &lt;&lt; sizeof(x) &lt;&lt; std::endl;</text:p>
            <text:p text:style-name="P67"/>
            <text:p text:style-name="P67">int y[5];</text:p>
            <text:p text:style-name="P67">std::cout &lt;&lt; sizeof(y) &lt;&lt; std::endl;</text:p>
          </table:table-cell>
        </table:table-row>
      </table:table>
      <text:p text:style-name="P24"/>
      <text:p text:style-name="P24">As you can see, to determine the amount of memory used to hold an int value is 4 bytes. And you get this number (I.e. 4) by using any of the following:</text:p>
      <text:p text:style-name="P24"/>
      <text:p text:style-name="P39"><text:tab/>sizeof(int)<text:tab/><text:tab/>sizeof(1)<text:tab/><text:tab/>sizeof(x)</text:p>
      <text:p text:style-name="P39"/>
      <text:p text:style-name="P24">where <text:span text:style-name="T16">x</text:span> is an <text:span text:style-name="T16">int</text:span> variable. In the above </text:p>
      <text:p text:style-name="P24"/>
      <text:p text:style-name="P24"><text:span text:style-name="T16"><text:tab/>sizeof(y</text:span>)</text:p>
      <text:p text:style-name="P24"/>
      <text:p text:style-name="P24">gives you the number of bytes used for an array of 5 integers.</text:p>
      <text:p text:style-name="P24"/>
      <text:p text:style-name="P24">Here's a useful application of the <text:span text:style-name="T16">sizeof()</text:span> function. Suppose you have an array of integers and you want to compute <text:span text:style-name="T38">the size of the array</text:span>. You can do this:</text:p>
      <table:table table:name="Table19" table:style-name="Table19">
        <table:table-column table:style-name="Table19.A"/>
        <table:table-row table:style-name="TableLine1376748340736">
          <table:table-cell table:style-name="Table19.A1" office:value-type="string">
            <text:p text:style-name="P67">int y[5];</text:p>
            <text:p text:style-name="P67">std::cout &lt;&lt; sizeof(y) / sizeof(int) &lt;&lt; std::endl;</text:p>
          </table:table-cell>
        </table:table-row>
      </table:table>
      <text:p text:style-name="P24"/>
      <text:p text:style-name="P24">With this, the following program:</text:p>
      <table:table table:name="Table20" table:style-name="Table20">
        <table:table-column table:style-name="Table20.A"/>
        <table:table-row table:style-name="TableLine1376748348352">
          <table:table-cell table:style-name="Table20.A1" office:value-type="string">
            <text:p text:style-name="P67">#include &lt;iostream&gt;</text:p>
            <text:p text:style-name="P67"/>
            <text:p text:style-name="P67"/>
            <text:p text:style-name="P67">void print(int x[], int x_<text:span text:style-name="T66">s</text:span>ize)</text:p>
            <text:p text:style-name="P67">{</text:p>
            <text:p text:style-name="P67"><text:s text:c="4"/>for (int i = 0; i &lt; x_<text:span text:style-name="T66">s</text:span>ize; ++i) </text:p>
            <text:p text:style-name="P67"><text:s text:c="4"/><text:span text:style-name="T66">{</text:span></text:p>
            <text:p text:style-name="P70"><text:s text:c="8"/>std::cout &lt;&lt; x[i] &lt;&lt; ' ';</text:p>
            <text:p text:style-name="P70"><text:s text:c="4"/><text:span text:style-name="T66">}</text:span><text:line-break/>}</text:p>
            <text:p text:style-name="P67"/>
            <text:p text:style-name="P67"/>
            <text:p text:style-name="P67">int main()</text:p>
            <text:p text:style-name="P67">{</text:p>
            <text:p text:style-name="P67"><text:s text:c="4"/>int a[] = {1, 2, 3};</text:p>
            <text:p text:style-name="P67"><text:soft-page-break/><text:s text:c="4"/>print(a, 3);</text:p>
            <text:p text:style-name="P67"/>
            <text:p text:style-name="P67"><text:s text:c="4"/>return 0;<text:line-break/>}</text:p>
          </table:table-cell>
        </table:table-row>
      </table:table>
      <text:p text:style-name="P24">can be rewritten as</text:p>
      <table:table table:name="Table21" table:style-name="Table21">
        <table:table-column table:style-name="Table21.A"/>
        <table:table-row table:style-name="TableLine1376748345360">
          <table:table-cell table:style-name="Table21.A1" office:value-type="string">
            <text:p text:style-name="P67">...</text:p>
            <text:p text:style-name="P67"/>
            <text:p text:style-name="P67">int main()</text:p>
            <text:p text:style-name="P67">{</text:p>
            <text:p text:style-name="P67"><text:s text:c="4"/>int a[] = {1, 2, 3};</text:p>
            <text:p text:style-name="P67"><text:s text:c="4"/>int a_<text:span text:style-name="T66">s</text:span>ize = sizeof(a) / sizeof(int);</text:p>
            <text:p text:style-name="P67"><text:s text:c="4"/>print(a, a_<text:span text:style-name="T66">s</text:span>ize);</text:p>
            <text:p text:style-name="P67"/>
            <text:p text:style-name="P67"><text:s text:c="4"/>return 0;<text:line-break/>}</text:p>
          </table:table-cell>
        </table:table-row>
      </table:table>
      <text:p text:style-name="P24"/>
      <text:p text:style-name="P24">Why is this is a good thing? Because now if you change your program so that it works with an array of 5 values:</text:p>
      <table:table table:name="Table46" table:style-name="Table46">
        <table:table-column table:style-name="Table46.A"/>
        <table:table-row table:style-name="TableLine1376748338832">
          <table:table-cell table:style-name="Table46.A1" office:value-type="string">
            <text:p text:style-name="P67">...</text:p>
            <text:p text:style-name="P67">int main()</text:p>
            <text:p text:style-name="P67">{</text:p>
            <text:p text:style-name="P67"><text:s text:c="4"/>int a[] = {1, 2, 3<text:span text:style-name="T2">, 6, 2</text:span>};</text:p>
            <text:p text:style-name="P67"><text:s text:c="4"/>...</text:p>
            <text:p text:style-name="P67">}</text:p>
            <text:p text:style-name="P67">...</text:p>
          </table:table-cell>
        </table:table-row>
      </table:table>
      <text:p text:style-name="P24">you don't have to worry about changing </text:p>
      <table:table table:name="Table47" table:style-name="Table47">
        <table:table-column table:style-name="Table47.A"/>
        <table:table-row table:style-name="TableLine1376748342640">
          <table:table-cell table:style-name="Table47.A1" office:value-type="string">
            <text:p text:style-name="P67">...</text:p>
            <text:p text:style-name="P67"><text:s text:c="4"/>print(a, <text:span text:style-name="T2">3</text:span>);</text:p>
            <text:p text:style-name="P67">...</text:p>
          </table:table-cell>
        </table:table-row>
      </table:table>
      <text:p text:style-name="P24">to</text:p>
      <table:table table:name="Table48" table:style-name="Table48">
        <table:table-column table:style-name="Table48.A"/>
        <table:table-row table:style-name="TableLine1376748337472">
          <table:table-cell table:style-name="Table48.A1" office:value-type="string">
            <text:p text:style-name="P67">...</text:p>
            <text:p text:style-name="P67"><text:s text:c="4"/>print(a, <text:span text:style-name="T2">5</text:span>);</text:p>
            <text:p text:style-name="P67">...</text:p>
          </table:table-cell>
        </table:table-row>
      </table:table>
      <text:p text:style-name="P24">Since with </text:p>
      <table:table table:name="Table49" table:style-name="Table49">
        <table:table-column table:style-name="Table49.A"/>
        <table:table-row table:style-name="TableLine1376748341008">
          <table:table-cell table:style-name="Table49.A1" office:value-type="string">
            <text:p text:style-name="P67">...</text:p>
            <text:p text:style-name="P67"><text:s text:c="4"/>int a_<text:span text:style-name="T66">s</text:span>ize = sizeof(a) / sizeof(int);</text:p>
            <text:p text:style-name="P67"><text:s text:c="4"/>print(a, a_<text:span text:style-name="T66">s</text:span>ize);</text:p>
            <text:p text:style-name="P67">...</text:p>
          </table:table-cell>
        </table:table-row>
      </table:table>
      <text:p text:style-name="P24">The program works for array <text:span text:style-name="T25">a</text:span> of any size.</text:p>
      <text:p text:style-name="P24"/>
      <text:p text:style-name="P24">By the way, remember that it's OK to process only part of the array:</text:p>
      <table:table table:name="Table50" table:style-name="Table50">
        <table:table-column table:style-name="Table50.A"/>
        <table:table-row table:style-name="TableLine1376748335840">
          <table:table-cell table:style-name="Table50.A1" office:value-type="string">
            <text:p text:style-name="P67">#include &lt;iostream&gt;</text:p>
            <text:p text:style-name="P67"/>
            <text:p text:style-name="P67"/>
            <text:p text:style-name="P67">void print(int x[], int x_<text:span text:style-name="T65">s</text:span>ize)</text:p>
            <text:p text:style-name="P67">{</text:p>
            <text:p text:style-name="P67"><text:s text:c="4"/>for (int i = 0; i &lt; x_<text:span text:style-name="T65">s</text:span>ize; ++i)</text:p>
            <text:p text:style-name="P67"><text:s text:c="4"/><text:span text:style-name="T65">{</text:span></text:p>
            <text:p text:style-name="P69"><text:s text:c="8"/>std::cout &lt;&lt; x[i] &lt;&lt; ' ';</text:p>
            <text:p text:style-name="P69"><text:s text:c="4"/><text:span text:style-name="T65">}</text:span><text:line-break/>}</text:p>
            <text:p text:style-name="P67"><text:soft-page-break/></text:p>
            <text:p text:style-name="P67"/>
            <text:p text:style-name="P67">int main()</text:p>
            <text:p text:style-name="P67">{</text:p>
            <text:p text:style-name="P67"><text:s text:c="4"/>int a[] = {1, 2, 3};</text:p>
            <text:p text:style-name="P67"><text:s text:c="4"/>print(a, 2);</text:p>
            <text:p text:style-name="P67"/>
            <text:p text:style-name="P67"><text:s text:c="4"/>return 0;<text:line-break/>}</text:p>
          </table:table-cell>
        </table:table-row>
      </table:table>
      <text:p text:style-name="P24"/>
      <text:p text:style-name="P24">Of course you already know (see earlier notes on arrays) that you should never go outside the array so something like this is BAD ... (this has nothing to do with functions of course) ...</text:p>
      <table:table table:name="Table51" table:style-name="Table51">
        <table:table-column table:style-name="Table51.A"/>
        <table:table-row table:style-name="TableLine1376748336112">
          <table:table-cell table:style-name="Table51.A1" office:value-type="string">
            <text:p text:style-name="P67">...</text:p>
            <text:p text:style-name="P67"><text:s text:c="4"/>int a[] = {1, 2, 3};</text:p>
            <text:p text:style-name="P67"><text:s text:c="4"/>print(a, <text:span text:style-name="T2">5</text:span>);</text:p>
            <text:p text:style-name="P67">...</text:p>
          </table:table-cell>
        </table:table-row>
      </table:table>
      <text:p text:style-name="P24"/>
      <text:p text:style-name="P24">Make sure you try it.</text:p>
      <text:p text:style-name="P24"/>
      <text:p text:style-name="P63">Gotchas</text:p>
      <text:p text:style-name="P24"/>
      <text:p text:style-name="P24">It's very important to remember that the <text:span text:style-name="T16">sizeof()</text:span> function is correct only when the array variable is <text:span text:style-name="T38">not a function parameter</text:span> in other words, you should only call <text:span text:style-name="T16">sizeof()</text:span> on an array variable that's not a parameters. </text:p>
      <table:table table:name="Table22" table:style-name="Table22">
        <table:table-column table:style-name="Table22.A"/>
        <table:table-row table:style-name="TableLine1376748349712">
          <table:table-cell table:style-name="Table22.A1" office:value-type="string">
            <text:p text:style-name="P67">#include &lt;iostream&gt;</text:p>
            <text:p text:style-name="P67"/>
            <text:p text:style-name="P67"/>
            <text:p text:style-name="P67"><draw:rect text:anchor-type="paragraph" draw:z-index="1" draw:name="Shape13" draw:style-name="gr12" draw:text-style-name="P117" svg:width="2.1358in" svg:height="0.5169in" svg:x="4.6862in" svg:y="0.1217in"><text:p text:style-name="P110"><text:span text:style-name="T6">WRONG ARRAY SIZE!!!</text:span></text:p></draw:rect>void print(int x[])</text:p>
            <text:p text:style-name="P67">{</text:p>
            <text:p text:style-name="P67"><draw:line text:anchor-type="paragraph" draw:z-index="2" draw:name="Shape14" draw:style-name="gr11" draw:text-style-name="P110" svg:x1="4.6858in" svg:y1="0.0772in" svg:x2="3.4047in" svg:y2="0.0772in"><text:p/></draw:line><text:s text:c="4"/>int x_<text:span text:style-name="T66">s</text:span>ize = sizeof(x) / sizeof(int);</text:p>
            <text:p text:style-name="P70"><text:s text:c="4"/>for (int i = 0; i &lt; x_<text:span text:style-name="T66">s</text:span>ize; ++i)</text:p>
            <text:p text:style-name="P70"><text:s text:c="4"/><text:span text:style-name="T66">{</text:span> </text:p>
            <text:p text:style-name="P70"><text:s text:c="8"/>std::cout &lt;&lt; x[i] &lt;&lt; ' ';</text:p>
            <text:p text:style-name="P70"><text:s text:c="4"/><text:span text:style-name="T66">}</text:span><text:line-break/>}</text:p>
            <text:p text:style-name="P67"/>
            <text:p text:style-name="P67"/>
            <text:p text:style-name="P67">int main()</text:p>
            <text:p text:style-name="P67">{</text:p>
            <text:p text:style-name="P67"><text:s text:c="4"/>int a[] = {1, 2, 3};</text:p>
            <text:p text:style-name="P67"><text:s text:c="4"/>print(a);</text:p>
            <text:p text:style-name="P67"/>
            <text:p text:style-name="P67"><text:s text:c="4"/>return 0;<text:line-break/>}</text:p>
          </table:table-cell>
        </table:table-row>
      </table:table>
      <text:p text:style-name="P24"/>
      <text:p text:style-name="P24">Here's another one ...</text:p>
      <text:p text:style-name="P24"/>
      <text:p text:style-name="P24">You <text:span text:style-name="T38">cannot return an array</text:span>!!! The following is not valid </text:p>
      <text:p text:style-name="P24">C++ code:</text:p>
      <text:p text:style-name="P24"/>
      <table:table table:name="Table15" table:style-name="Table15">
        <table:table-column table:style-name="Table15.A"/>
        <table:table-row table:style-name="TableLine1376749101776">
          <table:table-cell table:style-name="Table15.A1" office:value-type="string">
            <text:p text:style-name="P67">int[3] whatever()</text:p>
            <text:p text:style-name="P67">{</text:p>
            <text:p text:style-name="P67"><text:s text:c="4"/>int x[3] = {1, 2, 3};</text:p>
            <text:p text:style-name="P67"/>
            <text:p text:style-name="P67"><text:s text:c="4"/>return x;<text:line-break/>} </text:p>
          </table:table-cell>
        </table:table-row>
      </table:table>
      <text:p text:style-name="P24"/>
      <text:p text:style-name="P24">In C/C++ you can pass an array into a function, but you cannot send an array back. Remember that!!!</text:p>
      <text:p text:style-name="P62">Arrays and <text:span text:style-name="T51">o</text:span>perators</text:p>
      <text:p text:style-name="P35"/>
      <text:p text:style-name="P23">Here are some <text:span text:style-name="T38">very common gotchas for arrays</text:span>.</text:p>
      <text:p text:style-name="P23">In general all the usual operators do not work the way you expect.</text:p>
      <text:p text:style-name="P23"/>
      <text:p text:style-name="P23">Suppose you want to check if two arrays have the same values. Try this:</text:p>
      <table:table table:name="Table1" table:style-name="Table1">
        <table:table-column table:style-name="Table1.A"/>
        <table:table-row table:style-name="TableLine1376749093344">
          <table:table-cell table:style-name="Table1.A1" office:value-type="string">
            <text:p text:style-name="P67">int x[] = {1, 2, 3};</text:p>
            <text:p text:style-name="P67">int y[] = {1, 2, 3};</text:p>
            <text:p text:style-name="P70">if (x == y)</text:p>
            <text:p text:style-name="P70"><text:span text:style-name="T66">{</text:span> </text:p>
            <text:p text:style-name="P67"><text:s text:c="4"/>std::cout &lt;&lt; "same" &lt;&lt; std::endl;</text:p>
            <text:p text:style-name="P71">}</text:p>
            <text:p text:style-name="P70">else</text:p>
            <text:p text:style-name="P71">{</text:p>
            <text:p text:style-name="P67"><text:s text:c="4"/>std::cout &lt;&lt; "different" &lt;&lt; std::endl;</text:p>
            <text:p text:style-name="P71">}</text:p>
          </table:table-cell>
        </table:table-row>
      </table:table>
      <text:p text:style-name="P23"/>
      <text:p text:style-name="P23">Does it work? (Duh.) You will have to wait till we talk about pointers before you know why.</text:p>
      <text:p text:style-name="P23"/>
      <text:p text:style-name="P23">What about this?</text:p>
      <table:table table:name="Table2" table:style-name="Table2">
        <table:table-column table:style-name="Table2.A"/>
        <table:table-row table:style-name="TableLine1376749102048">
          <table:table-cell table:style-name="Table2.A1" office:value-type="string">
            <text:p text:style-name="P67">int x[] = {1,2,3};</text:p>
            <text:p text:style-name="P67">int y[3];</text:p>
            <text:p text:style-name="P67">y = x;</text:p>
          </table:table-cell>
        </table:table-row>
      </table:table>
      <text:p text:style-name="P23"/>
      <text:p text:style-name="P23">Or:</text:p>
      <table:table table:name="Table3" table:style-name="Table3">
        <table:table-column table:style-name="Table3.A"/>
        <table:table-row table:style-name="TableLine1376749092800">
          <table:table-cell table:style-name="Table3.A1" office:value-type="string">
            <text:p text:style-name="P67">int x[] = {1, 2, 3};</text:p>
            <text:p text:style-name="P67">int y[] = {1, 2, 4};</text:p>
            <text:p text:style-name="P67">if (x <text:span text:style-name="T49">=</text:span>= y) </text:p>
            <text:p text:style-name="P67"><text:s text:c="4"/>std::cout &lt;&lt; "same" &lt;&lt; std::endl;</text:p>
            <text:p text:style-name="P67">else</text:p>
            <text:p text:style-name="P67"><text:s text:c="4"/>std::cout &lt;&lt; "different" &lt;&lt; std::endl;</text:p>
          </table:table-cell>
        </table:table-row>
      </table:table>
      <text:p text:style-name="P23"/>
      <text:p text:style-name="P23">So remember this: <text:span text:style-name="T38">The comparison operators == and != and the assignment operator = does not work as “expected” for arrays.</text:span></text:p>
      <text:p text:style-name="P35"/>
      <text:p text:style-name="P23">In general you should not expect any operator to work “in the obvious way” for arrays.</text:p>
      <text:p text:style-name="P23"/>
      <text:p text:style-name="P23"/>
      <text:p text:style-name="P65">Standard operations on arrays</text:p>
      <text:p text:style-name="P33"/>
      <text:p text:style-name="P32">As mentioned in the previous section, standard operations for variables of basic types (int, double, bool, char) such as assignment (i.e., =) and equality comparison (I.e., ==) does not work for arrays.</text:p>
      <text:p text:style-name="P33"/>
      <text:p text:style-name="P23">The correct thing to do is compare the values in the arrays manually. Try this:</text:p>
      <table:table table:name="Table4" table:style-name="Table4">
        <table:table-column table:style-name="Table4.A"/>
        <table:table-row table:style-name="TableLine1376749095520">
          <table:table-cell table:style-name="Table4.A1" office:value-type="string">
            <text:p text:style-name="P67">int x[] = {1, 2, 3};</text:p>
            <text:p text:style-name="P67">int y[] = {1, 2, 3};</text:p>
            <text:p text:style-name="P67"/>
            <text:p text:style-name="P67">bool same = true;</text:p>
            <text:p text:style-name="P67">for (int i = 0; i &lt; 3; i++)</text:p>
            <text:p text:style-name="P67">{</text:p>
            <text:p text:style-name="P67"><text:s text:c="4"/>if (x[i] != y[i]) </text:p>
            <text:p text:style-name="P67"><text:s text:c="4"/>{</text:p>
            <text:p text:style-name="P67"><text:s text:c="8"/>same = false;</text:p>
            <text:p text:style-name="P67"><text:s text:c="8"/>break;<text:line-break/> <text:s text:c="3"/>}<text:line-break/>}</text:p>
            <text:p text:style-name="P67">if (same)</text:p>
            <text:p text:style-name="P72">{</text:p>
            <text:p text:style-name="P67"><text:s text:c="4"/>std::cout &lt;&lt; "same" &lt;&lt; std::endl;</text:p>
            <text:p text:style-name="P72">}</text:p>
            <text:p text:style-name="P67">else</text:p>
            <text:p text:style-name="P72">{</text:p>
            <text:p text:style-name="P67"><text:s text:c="4"/>std::cout &lt;&lt; "different" &lt;&lt; std::endl;</text:p>
            <text:p text:style-name="P72">}</text:p>
          </table:table-cell>
        </table:table-row>
      </table:table>
      <text:p text:style-name="P23"/>
      <text:p text:style-name="P23">So let's say you compare lots of arrays. You say to yourself, “I'm smart enough to write a function to do that!” So you rewrite the above as this:</text:p>
      <table:table table:name="Table5" table:style-name="Table5">
        <table:table-column table:style-name="Table5.A"/>
        <table:table-row table:style-name="TableLine1376749093072">
          <table:table-cell table:style-name="Table5.A1" office:value-type="string">
            <text:p text:style-name="P67">bool array_<text:span text:style-name="T67">ise</text:span>qual(int x[], int y[])</text:p>
            <text:p text:style-name="P67">{</text:p>
            <text:p text:style-name="P40"><text:s text:c="4"/>for (int i = 0; i &lt; 3; i++)</text:p>
            <text:p text:style-name="P67"><text:s text:c="4"/>{</text:p>
            <text:p text:style-name="P67"><text:s text:c="8"/>if (x[i] != y[i]) </text:p>
            <text:p text:style-name="P67"><text:s text:c="8"/>{</text:p>
            <text:p text:style-name="P67"><text:s text:c="12"/>return false;<text:line-break/> <text:s text:c="7"/>}</text:p>
            <text:p text:style-name="P67"><text:s text:c="4"/>}</text:p>
            <text:p text:style-name="P67"><text:s text:c="4"/>return true;</text:p>
            <text:p text:style-name="P67">}</text:p>
            <text:p text:style-name="P67"/>
            <text:p text:style-name="P67"/>
            <text:p text:style-name="P67">int main()</text:p>
            <text:p text:style-name="P67">{</text:p>
            <text:p text:style-name="P67"><text:s text:c="4"/>int x[] = {1, 2, 3};</text:p>
            <text:p text:style-name="P67"><text:s text:c="4"/>int y[] = {1, 2, 3};</text:p>
            <text:p text:style-name="P67"/>
            <text:p text:style-name="P67"><text:s text:c="4"/>std::cout &lt;&lt; array_<text:span text:style-name="T67">ise</text:span>qual(x, y) &lt;&lt; std::endl; <text:s text:c="4"/></text:p>
            <text:p text:style-name="P67"/>
            <text:p text:style-name="P67"><text:s text:c="2"/>return 0;</text:p>
            <text:p text:style-name="P67">}</text:p>
          </table:table-cell>
        </table:table-row>
      </table:table>
      <text:p text:style-name="P23"><text:soft-page-break/></text:p>
      <text:p text:style-name="P23">Of course we want to make sure our “array equal comparison function” works for general arrays of any sizes. Of course the arrays have difference sizes, they are different. (Right? The array <text:span text:style-name="T16">{1, 2, 3}</text:span> is different from <text:span text:style-name="T16">{1, 2, 3, </text:span><text:span text:style-name="T19">[blah]</text:span><text:span text:style-name="T16">}</text:span> regardless of the value of <text:span text:style-name="T19">[blah]</text:span>.)</text:p>
      <text:p text:style-name="P23"/>
      <table:table table:name="Table6" table:style-name="Table6">
        <table:table-column table:style-name="Table6.A"/>
        <table:table-row table:style-name="TableLine1376749098240">
          <table:table-cell table:style-name="Table6.A1" office:value-type="string">
            <text:p text:style-name="P67">bool array_<text:span text:style-name="T67">ise</text:span>qual(int x[],<text:span text:style-name="T2"> int x_</text:span><text:span text:style-name="T3">len</text:span>, </text:p>
            <text:p text:style-name="P67"><text:s text:c="19"/>int y[], <text:span text:style-name="T2">int y_</text:span><text:span text:style-name="T3">len</text:span>)</text:p>
            <text:p text:style-name="P67">{</text:p>
            <text:p text:style-name="P76"><text:s text:c="4"/>if (x_<text:span text:style-name="T67">len</text:span> == y_<text:span text:style-name="T67">len</text:span>)</text:p>
            <text:p text:style-name="P76"><text:s text:c="4"/>{</text:p>
            <text:p text:style-name="P41"><text:s text:c="8"/>for (int i = 0; i &lt; <text:span text:style-name="T67">x_len</text:span>; <text:span text:style-name="T67">++</text:span>i)</text:p>
            <text:p text:style-name="P76"><text:s text:c="8"/>{</text:p>
            <text:p text:style-name="P76"><text:s text:c="12"/>if (x[i] != y[i]) </text:p>
            <text:p text:style-name="P76"><text:s text:c="12"/>{</text:p>
            <text:p text:style-name="P76"><text:s text:c="16"/>return false;</text:p>
            <text:p text:style-name="P76"><text:s text:c="12"/>}</text:p>
            <text:p text:style-name="P76"><text:s text:c="8"/>}</text:p>
            <text:p text:style-name="P76"><text:s text:c="8"/>return true;</text:p>
            <text:p text:style-name="P76"><text:s text:c="4"/>}</text:p>
            <text:p text:style-name="P76"><text:s text:c="4"/>else</text:p>
            <text:p text:style-name="P76"><text:s text:c="4"/>{</text:p>
            <text:p text:style-name="P76"><text:s text:c="8"/>return false;<text:line-break/> <text:s text:c="3"/>}</text:p>
            <text:p text:style-name="P67">}</text:p>
            <text:p text:style-name="P67"/>
            <text:p text:style-name="P67"/>
            <text:p text:style-name="P67">int main()</text:p>
            <text:p text:style-name="P67">{</text:p>
            <text:p text:style-name="P67"><text:s text:c="2"/>int x[] = {1, 2, 3};</text:p>
            <text:p text:style-name="P67"><text:s text:c="2"/>int y[] = {1, 2, 3};</text:p>
            <text:p text:style-name="P67"/>
            <text:p text:style-name="P67"><text:s text:c="2"/>std::cout &lt;&lt; array_<text:span text:style-name="T67">ise</text:span>qual(x, y) &lt;&lt; std::endl;</text:p>
            <text:p text:style-name="P67"/>
            <text:p text:style-name="P67"><text:s text:c="2"/>return 0;</text:p>
            <text:p text:style-name="P67">}</text:p>
          </table:table-cell>
        </table:table-row>
      </table:table>
      <text:p text:style-name="P23"/>
      <text:p text:style-name="P23">But ... we're used to something like</text:p>
      <table:table table:name="Table7" table:style-name="Table7">
        <table:table-column table:style-name="Table7.A"/>
        <table:table-row table:style-name="TableLine1376749118912">
          <table:table-cell table:style-name="Table7.A1" office:value-type="string">
            <text:p text:style-name="P67">if (x == y)</text:p>
            <text:p text:style-name="P72">{</text:p>
            <text:p text:style-name="P67"><text:s text:c="4"/>std::cout &lt;&lt; "same" &lt;&lt; std::endl;</text:p>
            <text:p text:style-name="P72">}</text:p>
            <text:p text:style-name="P67">else</text:p>
            <text:p text:style-name="P72">{</text:p>
            <text:p text:style-name="P67"><text:s text:c="4"/>std::cout &lt;&lt; "different" &lt;&lt; std::endl;</text:p>
            <text:p text:style-name="P72">}</text:p>
          </table:table-cell>
        </table:table-row>
      </table:table>
      <text:p text:style-name="P79">instead of </text:p>
      <table:table table:name="Table8" table:style-name="Table8">
        <table:table-column table:style-name="Table8.A"/>
        <table:table-row table:style-name="TableLine1376749115104">
          <table:table-cell table:style-name="Table8.A1" office:value-type="string">
            <text:p text:style-name="P73">if (array_<text:span text:style-name="T70">ise</text:span>qual(x, x_<text:span text:style-name="T70">len</text:span>, y, y_<text:span text:style-name="T70">len</text:span>))</text:p>
            <text:p text:style-name="P73"><text:span text:style-name="T67">{</text:span> </text:p>
            <text:p text:style-name="P67"><text:s text:c="4"/>std::cout &lt;&lt; "same" &lt;&lt; std::endl;</text:p>
            <text:p text:style-name="P72">}</text:p>
            <text:p text:style-name="P67">else</text:p>
            <text:p text:style-name="P72">{</text:p>
            <text:p text:style-name="P67"><text:soft-page-break/><text:s text:c="4"/>std::cout &lt;&lt; "different" &lt;&lt; std::endl;</text:p>
            <text:p text:style-name="P72">}</text:p>
          </table:table-cell>
        </table:table-row>
      </table:table>
      <text:p text:style-name="P79"/>
      <text:p text:style-name="P78">It turns out that you can actually define you<text:span text:style-name="T67">r</text:span> own version of the <text:span text:style-name="T16">==</text:span> operator! ... but you have to wait for CISS245 (Advanced Programming) to learn to write your own ==. In other words not only can you create your own functions, you can also create your own operators as well.</text:p>
      <text:p text:style-name="P78"/>
      <text:p text:style-name="P78"/>
      <text:list xml:id="list3472420805" text:style-name="L2">
        <text:list-header>
          <text:p text:style-name="P109"><text:span text:style-name="T2">Exercise.</text:span> Write a function <text:span text:style-name="T16">array</text:span><text:span text:style-name="T34">_isn</text:span><text:span text:style-name="T16">ot</text:span><text:span text:style-name="T34">e</text:span><text:span text:style-name="T16">qual()</text:span> <text:span text:style-name="T68">(for “is not equal”) </text:span>that works in the obvious way. The body of the function should contain one line that calls <text:span text:style-name="T16">array</text:span><text:span text:style-name="T34">_ise</text:span><text:span text:style-name="T16">qual()</text:span>. Test your function. [Hint: <text:span text:style-name="T16">array_</text:span><text:span text:style-name="T34">isn</text:span><text:span text:style-name="T16">ot</text:span><text:span text:style-name="T34">e</text:span><text:span text:style-name="T16">qual()</text:span> is the “opposite” of<text:span text:style-name="T16"> array_</text:span><text:span text:style-name="T34">ise</text:span><text:span text:style-name="T16">qual()</text:span>.]</text:p>
        </text:list-header>
      </text:list>
      <text:p text:style-name="P80"/>
      <text:p text:style-name="P80"/>
      <text:p text:style-name="P80"><text:span text:style-name="T2">Exercise.</text:span> Write a function <text:span text:style-name="T34">array_assign</text:span><text:span text:style-name="T16">()</text:span> <text:span text:style-name="T67">(for “assignment operator”) </text:span>such that</text:p>
      <text:p text:style-name="P80"/>
      <text:p text:style-name="P80"><text:tab/><text:span text:style-name="T34">array_assign</text:span><text:span text:style-name="T16">(x, </text:span><text:span text:style-name="T34">x_len, </text:span><text:span text:style-name="T16">y, </text:span><text:span text:style-name="T34">y_len</text:span><text:span text:style-name="T16">)</text:span></text:p>
      <text:p text:style-name="P80"/>
      <text:p text:style-name="P80">will copy the first <text:span text:style-name="T34">y_len</text:span> values in the array <text:span text:style-name="T16">y</text:span> to the array <text:span text:style-name="T16">x </text:span><text:span text:style-name="T34">and set x_len</text:span><text:span text:style-name="T15"> to </text:span><text:span text:style-name="T34">y_len.</text:span> Test your function. </text:p>
      <text:p text:style-name="P80"/>
      <text:p text:style-name="P80"/>
      <text:p text:style-name="P80"><text:span text:style-name="T2">Exercise.</text:span> Write a function <text:span text:style-name="T34">ar</text:span><text:span text:style-name="T16">ray_</text:span><text:span text:style-name="T34">insert</text:span><text:span text:style-name="T16">(x, size, v, i)</text:span> such that if x is an array with values {11,22,33,44}, <text:span text:style-name="T34">x_len</text:span><text:span text:style-name="T67"> is </text:span><text:span text:style-name="T34">4</text:span><text:span text:style-name="T67">, </text:span>calling</text:p>
      <text:p text:style-name="P80"/>
      <text:p text:style-name="P80"><text:tab/><text:span text:style-name="T34">ar</text:span><text:span text:style-name="T16">ray_</text:span><text:span text:style-name="T34">insert</text:span><text:span text:style-name="T16">(x, </text:span><text:span text:style-name="T34">x_len</text:span><text:span text:style-name="T16">, 42, 1)</text:span></text:p>
      <text:p text:style-name="P80"/>
      <text:p text:style-name="P80">will insert <text:span text:style-name="T16">42</text:span> into the array <text:span text:style-name="T16">x</text:span> at index <text:span text:style-name="T16">1</text:span>. The end result is that <text:span text:style-name="T16">x</text:span> has the following values</text:p>
      <text:p text:style-name="P80"/>
      <text:p text:style-name="P80"><text:tab/><text:span text:style-name="T69">{</text:span>11, 42, 22, 33, <text:span text:style-name="T69">44}</text:span></text:p>
      <text:p text:style-name="P80"/>
      <text:p text:style-name="P80"><text:span text:style-name="T69">and </text:span><text:span text:style-name="T37">x_len</text:span><text:span text:style-name="T69"> is set to </text:span><text:span text:style-name="T37">5</text:span><text:span text:style-name="T69">.</text:span> </text:p>
      <text:p text:style-name="P80"/>
      <text:p text:style-name="P66">Example: Cellular automata</text:p>
      <text:p text:style-name="P95"/>
      <text:p text:style-name="P96"><text:span text:style-name="T58">In an earlier chapter, I talked about the concept of cellular automata. Now that we know functions, let’s rewrite and clean up the code using functions. I’ll repeat the information of cellular automata here so you don’t have to look for the info from that earlier chapter.</text:span></text:p>
      <text:p text:style-name="P96"><text:span text:style-name="T58"/></text:p>
      <text:p text:style-name="P96"><text:span text:style-name="T53">A</text:span><text:span text:style-name="T52"> </text:span><text:span text:style-name="T38">cellular automata (CA)</text:span><text:span text:style-name="T52"> is </text:span><text:span text:style-name="T53">simply </text:span><text:span text:style-name="T52">a grid of values where the value at a point in the grid can change its value. The way such a value v changes depends on the values </text:span><text:span text:style-name="T54">near</text:span><text:span text:style-name="T52"> v. </text:span></text:p>
      <text:p text:style-name="P21"/>
      <text:p text:style-name="P21">CAs are studied in math, CS, physics, biology, social scienc<text:span text:style-name="T52">e, etc. You name it. </text:span><text:span text:style-name="T55">T</text:span><text:span text:style-name="T52">hey </text:span><text:span text:style-name="T55">can be as practical as </text:span><text:span text:style-name="T52">image processing whe</text:span><text:span text:style-name="T56">re</text:span><text:span text:style-name="T52"> they are used to remove noise from images </text:span><text:span text:style-name="T55">to create cleaner images</text:span><text:span text:style-name="T52">. </text:span><text:span text:style-name="T57">Yet they can be as abstract and complex as you like – they appear in AI, dynamical systems, and chaos theory. </text:span><text:span text:style-name="T52">You can find lots of information about cellular automata on the web – </text:span><text:span text:style-name="T57">go ahead and check out the CA entry at wikipedia.</text:span></text:p>
      <text:p text:style-name="P21"/>
      <text:p text:style-name="P9"><text:span text:style-name="T72">Let me be more specific by</text:span> look<text:span text:style-name="T73">ing</text:span> at a simple example. Suppose we look at a 1-dimensional <text:span text:style-name="T74">CA </text:span>with these values:</text:p>
      <text:p text:style-name="P9"/>
      <text:p text:style-name="P50"><text:s text:c="5"/>0,0,1,1,0,1,<text:span text:style-name="T72">1</text:span>,<text:span text:style-name="T72">1</text:span></text:p>
      <text:p text:style-name="P59"/>
      <text:p text:style-name="P9">This CA is made up of 8 cells. <text:span text:style-name="T72">The values are either 0 or 1. So a CA can be as simple as an array.</text:span></text:p>
      <text:p text:style-name="P9"/>
      <text:p text:style-name="P9">Now suppose <text:span text:style-name="T75">the</text:span> value <text:span text:style-name="T75">at a cell </text:span>changes according to these rules:</text:p>
      <text:list xml:id="list1423217984" text:style-name="L3">
        <text:list-item>
          <text:p text:style-name="P92">If th<text:span text:style-name="T73">e</text:span> value is 1 and together with the values on its left and right, there are three or one 1s, then the value becomes 0. Otherwise it stays as 1. <text:span text:style-name="T72">In other words, if the value is 1 and either the left or right neighbor is 1 (but not both), then 1 stays as 1. Otherwise it becomes 0. You can think of it this way: </text:span></text:p>
          <text:list>
            <text:list-item>
              <text:p text:style-name="P93">Companionship: If 1 has exactly one companion, he/she/it lives on. If 1 has no companion, it dies. </text:p>
            </text:list-item>
            <text:list-item>
              <text:p text:style-name="P93">Overcrowding: If 1 has too many companions, overcrowding kills he/she/it.</text:p>
            </text:list-item>
          </text:list>
        </text:list-item>
        <text:list-item>
          <text:p text:style-name="P92">If this value is 0, <text:span text:style-name="T74">and </text:span>together with the values on its left and right, there are two 1s, then the value becomes 1. Otherwise it stays as 0. <text:span text:style-name="T72">You can think of it this way: </text:span></text:p>
          <text:list>
            <text:list-item>
              <text:p text:style-name="P93">Reproduction: If a spot is available, then the 1 on the left and right produces a 1. <text:s/>A reproduction (i.e., 0-&gt;1) occurs only when there are two adjacent 1s next to the 0.</text:p>
            </text:list-item>
          </text:list>
        </text:list-item>
      </text:list>
      <text:p text:style-name="P9"/>
      <text:p text:style-name="P11">For instance, the overcrowding rule gives is this:</text:p>
      <text:p text:style-name="P50"><text:tab/> <text:s text:c="4"/>1,1,<text:span text:style-name="T72">1</text:span></text:p>
      <text:p text:style-name="P50"><text:tab/> <text:s text:c="6"/><text:span text:style-name="T76">↓</text:span></text:p>
      <text:p text:style-name="P50"><text:tab/> <text:s text:c="6"/><text:span text:style-name="T72">0</text:span></text:p>
      <text:p text:style-name="P20"/>
      <text:p text:style-name="P11">So applying this rule to the value at index 6 we get</text:p>
      <text:p text:style-name="P50"><text:tab/> <text:s text:c="4"/>0,0,1,1,0,1,<text:span text:style-name="T72">1</text:span>,<text:span text:style-name="T72">1</text:span></text:p>
      <text:p text:style-name="P45"><text:soft-page-break/><text:tab/> <text:s text:c="16"/><text:span text:style-name="T77">↓</text:span></text:p>
      <text:p text:style-name="P45"><text:tab/> <text:s text:c="4"/>0,0,1,1,0,1,0,1</text:p>
      <text:p text:style-name="P60"/>
      <text:p text:style-name="P46"><text:span text:style-name="T8">For simplicity, </text:span><text:span text:style-name="T7">I </text:span><text:span text:style-name="T8">might</text:span><text:span text:style-name="T7"> write the rule as </text:span>111 <text:span text:style-name="T78">→ </text:span>0<text:span text:style-name="T6"> </text:span><text:span text:style-name="T9">instead of</text:span></text:p>
      <text:p text:style-name="P12"/>
      <text:p text:style-name="P50"><text:tab/> <text:s text:c="5"/>1,1,<text:span text:style-name="T72">1</text:span></text:p>
      <text:p text:style-name="P50"><text:tab/> <text:s text:c="7"/><text:span text:style-name="T77">↓</text:span></text:p>
      <text:p text:style-name="P45"><text:tab/> <text:s text:c="7"/>0</text:p>
      <text:p text:style-name="P46"/>
      <text:p text:style-name="P10">Here are more examples:</text:p>
      <text:p text:style-name="P9"/>
      <text:list xml:id="list818380466" text:style-name="L4">
        <text:list-item>
          <text:p text:style-name="P97"><text:span text:style-name="T10">U</text:span><text:span text:style-name="T7">sing the rule </text:span><text:span text:style-name="T20">001 </text:span><text:span text:style-name="T22">→ </text:span><text:span text:style-name="T20">0</text:span><text:span text:style-name="T7">, </text:span><text:span text:style-name="T10">we get</text:span> </text:p>
        </text:list-item>
      </text:list>
      <text:p text:style-name="P50"><text:tab/> <text:s text:c="4"/>0,0,1,1,0,1,<text:span text:style-name="T79">1</text:span>,<text:span text:style-name="T79">1</text:span></text:p>
      <text:p text:style-name="P50"><text:tab/> <text:s text:c="6"/><text:span text:style-name="T77">↓</text:span></text:p>
      <text:p text:style-name="P50"><text:tab/> <text:s text:c="4"/>_,0,_,_,_,_,_,_</text:p>
      <text:list xml:id="list1225812834" text:style-name="L5">
        <text:list-header>
          <text:p text:style-name="P98"/>
        </text:list-header>
        <text:list-item>
          <text:p text:style-name="P99"><text:span text:style-name="T6">Using the rule </text:span><text:span text:style-name="T16">011 </text:span><text:span text:style-name="T35">→ </text:span><text:span text:style-name="T16">1</text:span><text:span text:style-name="T6">, we get</text:span></text:p>
        </text:list-item>
      </text:list>
      <text:p text:style-name="P50"><text:tab/> <text:s text:c="4"/><text:tab/>0,0,1,1,0,1,1,1</text:p>
      <text:p text:style-name="P50"><text:tab/> <text:s text:c="8"/><text:span text:style-name="T80"><text:s/></text:span><text:span text:style-name="T76">↓</text:span></text:p>
      <text:p text:style-name="P50"><text:tab/> <text:s text:c="5"/>_,_,1,_,_,_,_,_ <text:s text:c="8"/></text:p>
      <text:list xml:id="list143731155349417" text:continue-numbering="true" text:style-name="L5">
        <text:list-header>
          <text:p text:style-name="P102"/>
        </text:list-header>
        <text:list-item>
          <text:p text:style-name="P100"><text:span text:style-name="T11">Using the rule </text:span><text:span text:style-name="T36">101 </text:span><text:span text:style-name="T35">→ </text:span><text:span text:style-name="T36">1</text:span><text:span text:style-name="T11">, we get</text:span></text:p>
        </text:list-item>
      </text:list>
      <text:p text:style-name="P50"><text:tab/> <text:s text:c="4"/>0,0,1,1,0,1,1,1</text:p>
      <text:p text:style-name="P50"><text:tab/> <text:s text:c="12"/><text:span text:style-name="T77">↓</text:span></text:p>
      <text:p text:style-name="P50"><text:tab/> <text:s text:c="4"/>_,_,_,_,1,_,_,_</text:p>
      <text:p text:style-name="P61"><text:s text:c="4"/></text:p>
      <text:p text:style-name="P9">In general the new i-th value depends on the <text:span text:style-name="T74">current </text:span>(i-1)-th, i-th, (i+1)th values:</text:p>
      <text:p text:style-name="P21"/>
      <text:p text:style-name="P50"><text:s text:c="5"/>_,_,_,_,?,_,_,_</text:p>
      <text:p text:style-name="P50"><draw:line text:anchor-type="paragraph" draw:z-index="18" draw:name="Shape1_0" draw:style-name="gr1" draw:text-style-name="P112" svg:x1="1.0626in" svg:y1="0.0535in" svg:x2="1.1878in" svg:y2="0.6953in"><text:p/></draw:line><draw:line text:anchor-type="paragraph" draw:z-index="19" draw:name="Shape1_1" draw:style-name="gr1" draw:text-style-name="P111" svg:x1="1.4126in" svg:y1="0.0201in" svg:x2="1.2874in" svg:y2="0.7283in"><text:p/></draw:line><draw:line text:anchor-type="paragraph" draw:z-index="20" draw:name="Shape1_2" draw:style-name="gr1" draw:text-style-name="P110" svg:x1="1.2374in" svg:y1="0.0201in" svg:x2="1.2374in" svg:y2="0.6866in"><text:p/></draw:line><text:s text:c="11"/></text:p>
      <text:p text:style-name="P50"><text:s text:c="11"/></text:p>
      <text:p text:style-name="P51"><text:s text:c="12"/></text:p>
      <text:p text:style-name="P50"><text:s text:c="13"/></text:p>
      <text:p text:style-name="P50"><text:s text:c="5"/>_,_,_,_,?,_,_,_</text:p>
      <text:p text:style-name="P59"><text:s text:c="13"/></text:p>
      <text:p text:style-name="P9">The value at the ends <text:span text:style-name="T74">(the first and last) </text:span>do not have two neighbors. So we will not change the values at the left and right end points: </text:p>
      <text:p text:style-name="P59"/>
      <text:p text:style-name="P50"><text:s text:c="5"/>0,0,1,1,0,1,1,1</text:p>
      <text:p text:style-name="P50"><text:s text:c="5"/><text:span text:style-name="T76">↓</text:span> <text:s text:c="12"/><text:span text:style-name="T76">↓</text:span></text:p>
      <text:p text:style-name="P50"><text:s text:c="5"/>0,_,_,_,_,_,_,1</text:p>
      <text:p text:style-name="P50"/>
      <text:p text:style-name="P9">(There are other ways to compute the value of the cells at end points. <text:span text:style-name="T74">For instance you can</text:span> view the CA as being wrapped around at the end points <text:span text:style-name="T74">so that the new value for the first cell depends on the values of first, second, and last cell</text:span>).</text:p>
      <text:p text:style-name="P9"/>
      <text:p text:style-name="P9">So using the above rules we get the following behavior</text:p>
      <text:p text:style-name="P21"/>
      <text:p text:style-name="P50"><text:soft-page-break/><text:s text:c="5"/>0,0,1,1,0,1,1,1</text:p>
      <text:p text:style-name="P50"><text:s text:c="5"/>0,0,1,1,1,1,0,1</text:p>
      <text:p text:style-name="P50"/>
      <text:p text:style-name="P9"><text:span text:style-name="T79">You can think of the above as an evolving CA that changes with time. </text:span>With <text:span text:style-name="T74">three</text:span> time<text:span text:style-name="T74">s</text:span> we get</text:p>
      <text:p text:style-name="P9"/>
      <text:p text:style-name="P50"><text:s text:c="5"/>0,0,1,1,0,1,1,1 <text:s/><text:span text:style-name="T74">(time 0)</text:span></text:p>
      <text:p text:style-name="P50"><text:s text:c="5"/>0,0,1,1,1,1,0,1 <text:s/><text:span text:style-name="T74">(time 1)</text:span></text:p>
      <text:p text:style-name="P50"><text:s text:c="5"/>0,0,1,0,0,1,1,1 <text:s/><text:span text:style-name="T74">(time 2)</text:span></text:p>
      <text:p text:style-name="P21"/>
      <text:p text:style-name="P9">etc.</text:p>
      <text:p text:style-name="P9"/>
      <text:p text:style-name="P9"><text:span text:style-name="T94">(</text:span>A 2D CA is similar to the 1D CA except that a value has 8 neighbors or 4 neighbors, depending on how you define neighbors. <text:span text:style-name="T81">A 2D array, i.e., 2-dimensional array, is a 2-dimensional version of a 1D array. For instance here’s a 4-by-3 2D array. See later notes on 2D arrays for details.</text:span></text:p>
      <text:p text:style-name="P13"/>
      <text:p text:style-name="P22"><draw:g text:anchor-type="paragraph" draw:z-index="14" draw:name="Shape4_0" draw:style-name="gr2"><draw:rect draw:style-name="gr3" draw:text-style-name="P113" svg:width="0.3807in" svg:height="0.2087in" svg:x="1.6862in" svg:y="0.0484in"><text:p/></draw:rect><draw:rect draw:style-name="gr3" draw:text-style-name="P113" svg:width="0.3807in" svg:height="0.2087in" svg:x="2.0669in" svg:y="0.0484in"><text:p/></draw:rect><draw:rect draw:style-name="gr3" draw:text-style-name="P113" svg:width="0.3807in" svg:height="0.2087in" svg:x="2.4472in" svg:y="0.0484in"><text:p/></draw:rect></draw:g></text:p>
      <text:p text:style-name="P22"><draw:g text:anchor-type="paragraph" draw:z-index="15" draw:name="Shape5_0" draw:style-name="gr2"><draw:rect draw:style-name="gr3" draw:text-style-name="P113" svg:width="0.3807in" svg:height="0.2087in" svg:x="1.6862in" svg:y="0.0654in"><text:p/></draw:rect><draw:rect draw:style-name="gr3" draw:text-style-name="P113" svg:width="0.3807in" svg:height="0.2087in" svg:x="2.0669in" svg:y="0.0654in"><text:p/></draw:rect><draw:rect draw:style-name="gr3" draw:text-style-name="P113" svg:width="0.3807in" svg:height="0.2087in" svg:x="2.4472in" svg:y="0.0654in"><text:p/></draw:rect></draw:g></text:p>
      <text:p text:style-name="P22"><draw:g text:anchor-type="paragraph" draw:z-index="16" draw:name="Shape6_0" draw:style-name="gr2"><draw:rect draw:style-name="gr3" draw:text-style-name="P113" svg:width="0.3807in" svg:height="0.2087in" svg:x="1.6862in" svg:y="0.0654in"><text:p/></draw:rect><draw:rect draw:style-name="gr3" draw:text-style-name="P113" svg:width="0.3807in" svg:height="0.2087in" svg:x="2.0669in" svg:y="0.0654in"><text:p/></draw:rect><draw:rect draw:style-name="gr3" draw:text-style-name="P113" svg:width="0.3807in" svg:height="0.2087in" svg:x="2.4472in" svg:y="0.0654in"><text:p/></draw:rect></draw:g></text:p>
      <text:p text:style-name="P22"><draw:g text:anchor-type="paragraph" draw:z-index="17" draw:name="Shape7_0" draw:style-name="gr2"><draw:rect draw:style-name="gr3" draw:text-style-name="P113" svg:width="0.3807in" svg:height="0.2087in" svg:x="1.6862in" svg:y="0.0654in"><text:p/></draw:rect><draw:rect draw:style-name="gr3" draw:text-style-name="P113" svg:width="0.3807in" svg:height="0.2087in" svg:x="2.0669in" svg:y="0.0654in"><text:p/></draw:rect><draw:rect draw:style-name="gr3" draw:text-style-name="P113" svg:width="0.3807in" svg:height="0.2087in" svg:x="2.4472in" svg:y="0.0654in"><text:p/></draw:rect></draw:g></text:p>
      <text:p text:style-name="P22"/>
      <text:p text:style-name="P21"/>
      <text:p text:style-name="P9">So the new value at that location depends on 9 values (itself and its 8 <text:span text:style-name="T82">surrounding </text:span>neighbors) <text:span text:style-name="T74">or 5 values (itself and its 4 neighbors on its N,S,E,W sides)</text:span>. <text:span text:style-name="T83">2D ca is used in </text:span><text:span text:style-name="T94">for instance in </text:span><text:span text:style-name="T83">image processing.</text:span><text:span text:style-name="T94">)</text:span></text:p>
      <text:p text:style-name="P9"><text:s/></text:p>
      <text:p text:style-name="P9">We will use CA to generate some ASCII art by printing the values of the cells in 1D CA: If the value is 0, we print a space and if the value is 1 we print X. We will let our CA run through a certain number of time steps, printing the CA for each time step. For instance the above CA goes through three time steps:</text:p>
      <text:p text:style-name="P9"/>
      <text:p text:style-name="P52"><text:s text:c="5"/>0,0,1,1,0,1,1,1</text:p>
      <text:p text:style-name="P52"><text:s text:c="5"/>0,0,1,1,1,1,0,1</text:p>
      <text:p text:style-name="P52"><text:s text:c="5"/>0,0,1,0,0,1,1,1</text:p>
      <text:p text:style-name="P21"/>
      <text:p text:style-name="P9">and we print</text:p>
      <text:p text:style-name="P9"/>
      <text:p text:style-name="P50"><text:s text:c="5"/><text:span text:style-name="T84">+--------+</text:span></text:p>
      <text:p text:style-name="P50"><text:s text:c="5"/><text:span text:style-name="T84">| <text:s/></text:span>XX XXX<text:span text:style-name="T84">|</text:span></text:p>
      <text:p text:style-name="P50"><text:s text:c="5"/><text:span text:style-name="T84">| <text:s/></text:span>XXXX X<text:span text:style-name="T84">|</text:span></text:p>
      <text:p text:style-name="P50"><text:s text:c="5"/><text:span text:style-name="T84">| <text:s/></text:span>X <text:s/>XXX<text:span text:style-name="T84">|</text:span></text:p>
      <text:p text:style-name="P50"><text:s text:c="5"/><text:span text:style-name="T84">+--------+</text:span></text:p>
      <text:p text:style-name="P59"/>
      <text:p text:style-name="P9">We will use a 1D CA of size 2 * n + 1 where n is an input from the user. We will run this for n time steps. We will start off with a CA <text:span text:style-name="T85">with</text:span> a 1 in the middle of the 1D array and 0 elsewhere. The <text:span text:style-name="T85">set of </text:span>rule<text:span text:style-name="T85">s</text:span> to use is:</text:p>
      <text:p text:style-name="P56"/>
      <text:p text:style-name="P50"><text:s text:c="5"/>000 <text:span text:style-name="T78">→</text:span> 0</text:p>
      <text:p text:style-name="P50"><text:s text:c="5"/>001 <text:span text:style-name="T78">→</text:span> 1</text:p>
      <text:p text:style-name="P50"><text:soft-page-break/><text:s text:c="5"/>010 <text:span text:style-name="T78">→</text:span> 0</text:p>
      <text:p text:style-name="P50"><text:s text:c="5"/>011 <text:span text:style-name="T78">→</text:span> 1</text:p>
      <text:p text:style-name="P50"><text:s text:c="5"/>100 <text:span text:style-name="T78">→</text:span> 1 </text:p>
      <text:p text:style-name="P50"><text:s text:c="5"/>101 <text:span text:style-name="T78">→</text:span> 0</text:p>
      <text:p text:style-name="P50"><text:s text:c="5"/>110 <text:span text:style-name="T78">→</text:span> 1</text:p>
      <text:p text:style-name="P50"><text:s text:c="5"/>111 <text:span text:style-name="T78">→</text:span> 0</text:p>
      <text:p text:style-name="P59"/>
      <text:p text:style-name="P9">Here's the <text:span text:style-name="T86">skeleton</text:span> code:</text:p>
      <table:table table:name="Table36" table:style-name="Table36">
        <table:table-column table:style-name="Table36.A"/>
        <table:table-row table:style-name="TableLine1376749121360">
          <table:table-cell table:style-name="Table36.A1" office:value-type="string">
            <text:p text:style-name="P9">declare an array ca of size 2*500 + 1.</text:p>
            <text:p text:style-name="P14">note that the maximum size of the ca is 2*500 + 1. </text:p>
            <text:p text:style-name="P9">declare an array t of size 2*500 + 1.</text:p>
            <text:p text:style-name="P9"/>
            <text:p text:style-name="P9">get n from user (at most 500) <text:span text:style-name="T86">where the size of the ca is 2*n + 1.</text:span></text:p>
            <text:p text:style-name="P14">note that we will only use ca[0], …, ca[2*n].</text:p>
            <text:p text:style-name="P9">set the values in ca to all 0s except for a 1 in the middle.</text:p>
            <text:p text:style-name="P9"/>
            <text:p text:style-name="P9">// time = 0</text:p>
            <text:p text:style-name="P9">print ca (for value 1 print 'X' and for value 0 print ' '; use a loop).</text:p>
            <text:p text:style-name="P9"/>
            <text:p text:style-name="P9">// <text:span text:style-name="T87">time &gt; 0</text:span></text:p>
            <text:p text:style-name="P9">for time = 1, 2, ..., n - 1: </text:p>
            <text:p text:style-name="P9">{</text:p>
            <text:p text:style-name="P9"><text:s text:c="4"/>for each value in ca:</text:p>
            <text:p text:style-name="P9"><text:s text:c="4"/><text:span text:style-name="T87">{</text:span> </text:p>
            <text:p text:style-name="P9"><text:s text:c="8"/>apply the above rules and fill <text:span text:style-name="T86">the corresponding value in </text:span>t.</text:p>
            <text:p text:style-name="P9"><text:s text:c="8"/>copy values in t back to ca (use a loop).</text:p>
            <text:p text:style-name="P9"><text:s text:c="8"/>print ca (for value 1 print 'X' and for value 0 print ' ')</text:p>
            <text:p text:style-name="P9"><text:s text:c="4"/><text:span text:style-name="T87">}</text:span></text:p>
            <text:p text:style-name="P56"><text:span text:style-name="T6">}</text:span> <text:s text:c="3"/></text:p>
          </table:table-cell>
        </table:table-row>
      </table:table>
      <text:p text:style-name="P9"/>
      <text:p text:style-name="P5">Note that you can specify n = 500 for a maximum CA of <text:span text:style-name="T88">size </text:span>2 * 500 + 1 = 1001. <text:span text:style-name="T84">However, y</text:span>ou can’<text:span text:style-name="T84">t</text:span> see <text:span text:style-name="T84">the ASCII art </text:span>clearly on your console window <text:span text:style-name="T84">because of wraparound</text:span>. <text:span text:style-name="T84">Y</text:span>ou can probably right-click and choose a smaller font size <text:span text:style-name="T84">and larger window size </text:span>and <text:span text:style-name="T89">then you can </text:span>see the ASCII art up to about <text:span text:style-name="T84">n = </text:span>100. For larger sizes, you can save the output to a document (say MS Word), choose a really tiny font and a larger page size and print it out.</text:p>
      <text:p text:style-name="P6"/>
      <text:p text:style-name="P15">Try different values for input. In particular start small and then try larger and larger value and you’ll see a very interesting diagram, </text:p>
      <text:p text:style-name="P15"/>
      <text:p text:style-name="P15">If the diagram does not surprised you, then you are probably wrong!!!</text:p>
      <text:p text:style-name="P15"/>
      <text:p text:style-name="P94">Here are some functions that clearly appears in the above pseudocode:</text:p>
      <table:table table:name="Table37" table:style-name="Table37">
        <table:table-column table:style-name="Table37.A"/>
        <table:table-row table:style-name="TableLine1376749108848">
          <table:table-cell table:style-name="Table37.A1" office:value-type="string">
            <text:p text:style-name="P42">// initialize the ca</text:p>
            <text:p text:style-name="P42">void init(char ca[], int size); </text:p>
            <text:p text:style-name="P42"/>
            <text:p text:style-name="P42">// print the ca</text:p>
            <text:p text:style-name="P42">void print(char ca[], int size);</text:p>
            <text:p text:style-name="P42"/>
            <text:p text:style-name="P104">// <text:span text:style-name="T94">copy values in t into ca</text:span></text:p>
            <text:p text:style-name="P104">void <text:span text:style-name="T94">copy</text:span>(char ca[], <text:span text:style-name="T94">char t[], </text:span>int size);</text:p>
            <text:p text:style-name="P104"><text:soft-page-break/><text:s/></text:p>
            <text:p text:style-name="P42">// update the ca</text:p>
            <text:p text:style-name="P42">void update(char ca[], int size); </text:p>
          </table:table-cell>
        </table:table-row>
      </table:table>
      <text:p text:style-name="P106"><text:span text:style-name="T94">Test the above functions thoroughly. Then write a function to print n steps in the evolution of a CA.</text:span> </text:p>
      <table:table table:name="Table33" table:style-name="Table33">
        <table:table-column table:style-name="Table33.A"/>
        <table:table-row table:style-name="TableLine1376739734768">
          <table:table-cell table:style-name="Table33.A1" office:value-type="string">
            <text:p text:style-name="P105">void print_n_generations(int n)</text:p>
            <text:p text:style-name="P105">{</text:p>
            <text:p text:style-name="P105"><text:s text:c="4"/>int ca[2 * 500 + 1];</text:p>
            <text:p text:style-name="P105"><text:s text:c="4"/>init(ca, n);</text:p>
            <text:p text:style-name="P104"><text:s text:c="4"/>print(ca, <text:span text:style-name="T94">n</text:span>);</text:p>
            <text:p text:style-name="P104"><text:s text:c="4"/><text:span text:style-name="T94">for (int time = 1; time &lt; n; ++time)</text:span></text:p>
            <text:p text:style-name="P104"><text:s text:c="4"/><text:span text:style-name="T94">{</text:span></text:p>
            <text:p text:style-name="P104"><text:s text:c="8"/>update(ca, <text:span text:style-name="T94">n</text:span>);</text:p>
            <text:p text:style-name="P104"><text:s text:c="8"/><text:span text:style-name="T94">print(ca, n);</text:span></text:p>
            <text:p text:style-name="P104"><text:s text:c="4"/><text:span text:style-name="T94">}</text:span><text:span text:style-name="T94"> <text:s text:c="3"/></text:span></text:p>
            <text:p text:style-name="P105">}</text:p>
          </table:table-cell>
        </table:table-row>
      </table:table>
      <text:p text:style-name="P94">Much cleaner right?</text:p>
      <text:p text:style-name="P56"/>
      <text:p text:style-name="P56"/>
      <text:p text:style-name="P7"><text:span text:style-name="T2">Exercise.</text:span> Keep running your ca above. When will the values of the ca start to repeat? <text:span text:style-name="T90">What is the state (the values) of your ca that first gets repeated (you get a cycle)? How many time steps for the first repeat? (I hope it’s obvious that the state of your ca will repeat!!!) </text:span></text:p>
      <text:p text:style-name="P7"/>
      <text:p text:style-name="P7"/>
      <text:p text:style-name="P7"><text:span text:style-name="T2">Exercise.</text:span> <text:span text:style-name="T91">Now change the initial state (i.e., the intial values) of your ca. For instance instead of a 1 in the middle, try three 1s in the middle, try 1,0,1,0,1,0,…, try all 1s, etc. For each initial state, figure out shortest time for a first repeat. Print out your results. Which initial state of your ca will give you the longest cycle? How would you do this systematically? In other words, how would you write a program to go through ALL possible initial states for your ca? [Challenging: Read the section on BINARY NUMBERS]</text:span></text:p>
      <text:p text:style-name="P53"/>
      <text:p text:style-name="P53"/>
      <text:p text:style-name="P16"><text:span text:style-name="T2">Exercise.</text:span> Find a way to iterate through all possible sets of CA rules. For each set of rules, find the number of steps for the ca to repeat itself. <text:span text:style-name="T44">[Challenging: Read the section on BINARY NUMBERS]</text:span></text:p>
      <text:p text:style-name="P16"/>
      <text:p text:style-name="P53"/>
      <text:p text:style-name="P17"><text:span text:style-name="T5">BINARY NUMBERS</text:span>: Recall that a number such as 1425 is just 1*1000 + 4*100 + 2*10 + 5. You can extract the 1, 4, 2, and 5 from 1425 by using <text:span text:style-name="T92">integer division / and integer mod %. This is viewing an integer “written in base 10”. If I give you 1,0,1 or any sequence of zeroes and ones, then it’s sometimes convenient to convert that into a single integer. For instance you can convert 1,0,1 into 5 using “binary representation” – <text:s/>I’ll explain the conversion in a bit. But first, why would you want to do that? Well, compare this</text:span></text:p>
      <text:p text:style-name="P54"/>
      <text:p text:style-name="P47"><text:tab/><text:span text:style-name="T92">int a = 1, b = 0, c = 1; // 1,0,1</text:span></text:p>
      <text:p text:style-name="P47"><text:tab/><text:span text:style-name="T92">if (a == 1 &amp;&amp; b == 0 &amp;&amp; c == 1)</text:span></text:p>
      <text:p text:style-name="P47"><text:tab/><text:span text:style-name="T92">{</text:span></text:p>
      <text:p text:style-name="P47"><text:tab/><text:tab/>...</text:p>
      <text:p text:style-name="P47"><text:soft-page-break/><text:tab/><text:span text:style-name="T92">}</text:span></text:p>
      <text:p text:style-name="P48"/>
      <text:p text:style-name="P18">with this:</text:p>
      <text:p text:style-name="P55"/>
      <text:p text:style-name="P49"><text:tab/>int d = 5;</text:p>
      <text:p text:style-name="P49"><text:tab/>if (d == 5)</text:p>
      <text:p text:style-name="P49"><text:tab/>{</text:p>
      <text:p text:style-name="P49"><text:tab/> <text:s text:c="3"/>...</text:p>
      <text:p text:style-name="P49"><text:tab/>}</text:p>
      <text:p text:style-name="P57"/>
      <text:p text:style-name="P18">Clearly the second code fragment is simpler. Also, because you are comparing a single integer value, you can use a switch:</text:p>
      <text:p text:style-name="P55"/>
      <text:p text:style-name="P43"><text:tab/>switch (d)</text:p>
      <text:p text:style-name="P43"><text:tab/>{</text:p>
      <text:p text:style-name="P43"><text:tab/> <text:s text:c="3"/>case 5: </text:p>
      <text:p text:style-name="P43"><text:tab/> <text:s text:c="7"/>…</text:p>
      <text:p text:style-name="P43"><text:tab/> <text:s text:c="7"/>break;<text:line-break/><text:tab/>}</text:p>
      <text:p text:style-name="P43"/>
      <text:p text:style-name="P18">But what is a nice way to convert 1,0,1 to an integer? You use the same idea as base 10 representation of numbers:</text:p>
      <text:p text:style-name="P18"/>
      <text:p text:style-name="P43"><text:tab/>1,0,1 → 1*4 + 0*2 + 1*1</text:p>
      <text:p text:style-name="P43"/>
      <text:p text:style-name="P18">i.e., instead of powers of 10, you use powers of 2!!! Here’s another example:</text:p>
      <text:p text:style-name="P58"><text:tab/></text:p>
      <text:p text:style-name="P43"><text:tab/>10111 → 1*16 + 0*8 + 1*4 + 1*2 + 1*1 <text:span text:style-name="T71">= 23</text:span></text:p>
      <text:p text:style-name="P43"/>
      <text:p text:style-name="P18">In the case of our CA, the three “bits” determining how to change a bit can be converted to an integer. The rules:</text:p>
      <text:p text:style-name="P18"/>
      <text:p text:style-name="P44"><text:s text:c="5"/>000 <text:span text:style-name="T78">→</text:span> 0</text:p>
      <text:p text:style-name="P44"><text:s text:c="5"/>001 <text:span text:style-name="T78">→</text:span> 1</text:p>
      <text:p text:style-name="P44"><text:s text:c="5"/>010 <text:span text:style-name="T78">→</text:span> 0</text:p>
      <text:p text:style-name="P44"><text:s text:c="5"/>011 <text:span text:style-name="T78">→</text:span> 1</text:p>
      <text:p text:style-name="P44"><text:s text:c="5"/>100 <text:span text:style-name="T78">→</text:span> 1 </text:p>
      <text:p text:style-name="P44"><text:s text:c="5"/>101 <text:span text:style-name="T78">→</text:span> 0</text:p>
      <text:p text:style-name="P44"><text:s text:c="5"/>110 <text:span text:style-name="T78">→</text:span> 1</text:p>
      <text:p text:style-name="P44"><text:s text:c="5"/>111 <text:span text:style-name="T78">→</text:span> 0</text:p>
      <text:p text:style-name="P55"/>
      <text:p text:style-name="P18">if you convert the 0s and 1s on the left to base 10 numbers, becomes</text:p>
      <text:p text:style-name="P18"/>
      <text:p text:style-name="P44"><text:s text:c="5"/>0 <text:span text:style-name="T78">→</text:span> 0</text:p>
      <text:p text:style-name="P44"><text:s text:c="5"/>1 <text:span text:style-name="T78">→</text:span> 1</text:p>
      <text:p text:style-name="P44"><text:s text:c="5"/><text:span text:style-name="T92">2</text:span> <text:span text:style-name="T78">→</text:span> 0</text:p>
      <text:p text:style-name="P44"><text:s text:c="5"/><text:span text:style-name="T92">3 </text:span><text:span text:style-name="T78">→</text:span> 1</text:p>
      <text:p text:style-name="P44"><text:s text:c="5"/><text:span text:style-name="T92">4</text:span> <text:span text:style-name="T78">→</text:span> 1 </text:p>
      <text:p text:style-name="P44"><text:s text:c="5"/><text:span text:style-name="T92">5</text:span> <text:span text:style-name="T78">→</text:span> 0</text:p>
      <text:p text:style-name="P44"><text:s text:c="5"/><text:span text:style-name="T92">6</text:span> <text:span text:style-name="T78">→</text:span> 1</text:p>
      <text:p text:style-name="P44"><text:s text:c="5"/><text:span text:style-name="T92">7</text:span> <text:span text:style-name="T78">→</text:span> 0</text:p>
      <text:p text:style-name="P44"/>
      <text:p text:style-name="P19">Coding involving the bits (such as 101) instead of base 10 numbers <text:soft-page-break/>(such as 5) is clearly going to be more tedious. </text:p>
      <text:p text:style-name="P84"/>
      <text:p text:style-name="P84"><text:line-break/><text:span text:style-name="T4">Exercise.</text:span><text:span text:style-name="T71"> The above converts a bunch of bits into a regular integer. What about the opposite? How would you convert an integer into bits? Of course the conversion process are compatible: From 101 you get 5 and your process for convert an integer back to bits must convert 5 to 101. Also, <text:s/>the bits 10111 is converted to 23 and your process must convert 23 back to 10111.</text:span></text:p>
      <text:p text:style-name="P87">Summary</text:p>
      <text:p text:style-name="P80"/>
      <text:p text:style-name="P24">Functions can have array parameters:</text:p>
      <table:table table:name="Table28" table:style-name="Table28">
        <table:table-column table:style-name="Table28.A"/>
        <table:table-row table:style-name="TableLine1376749116736">
          <table:table-cell table:style-name="Table28.A1" office:value-type="string">
            <text:p text:style-name="P67">void f(<text:span text:style-name="T43">int x[]</text:span>)</text:p>
            <text:p text:style-name="P67">{</text:p>
            <text:p text:style-name="P67"><text:s text:c="4"/>...</text:p>
            <text:p text:style-name="P67">}</text:p>
          </table:table-cell>
        </table:table-row>
      </table:table>
      <text:p text:style-name="P81">The syntax for calling a function is the usual</text:p>
      <table:table table:name="Table29" table:style-name="Table29">
        <table:table-column table:style-name="Table29.A"/>
        <table:table-row table:style-name="TableLine1376749124896">
          <table:table-cell table:style-name="Table29.A1" office:value-type="string">
            <text:p text:style-name="P67">int main()</text:p>
            <text:p text:style-name="P67">{</text:p>
            <text:p text:style-name="P67"><text:s text:c="4"/>int a[3];</text:p>
            <text:p text:style-name="P67"><text:s text:c="4"/>f(a);</text:p>
            <text:p text:style-name="P67">}</text:p>
          </table:table-cell>
        </table:table-row>
      </table:table>
      <text:p text:style-name="P81"/>
      <text:p text:style-name="P81">When a function modif<text:span text:style-name="T70">i</text:span><text:span text:style-name="T50">es</text:span> the values of an array parameter, the value in the array argument is also modified:</text:p>
      <table:table table:name="Table30" table:style-name="Table30">
        <table:table-column table:style-name="Table30.A"/>
        <table:table-row table:style-name="TableLine1376749114288">
          <table:table-cell table:style-name="Table30.A1" office:value-type="string">
            <text:p text:style-name="P67">void g(double<text:span text:style-name="T43"> x[]</text:span>)</text:p>
            <text:p text:style-name="P67">{</text:p>
            <text:p text:style-name="P67"><text:s text:c="4"/>x[2] = 42;</text:p>
            <text:p text:style-name="P67"><text:s text:c="4"/>return;</text:p>
            <text:p text:style-name="P67">}</text:p>
            <text:p text:style-name="P67"/>
            <text:p text:style-name="P67">int main()</text:p>
            <text:p text:style-name="P67">{</text:p>
            <text:p text:style-name="P67"><text:s text:c="4"/>double d[100] = {0.0}; // all values set to 0.0</text:p>
            <text:p text:style-name="P67"><text:s text:c="4"/>g(d);</text:p>
            <text:p text:style-name="P67"><text:s text:c="4"/>std::cout &lt;&lt; d[2] &lt;&lt; '\n'; // d[2] is changed</text:p>
            <text:p text:style-name="P67"><text:s text:c="4"/>return 0;<text:line-break/>}</text:p>
          </table:table-cell>
        </table:table-row>
      </table:table>
      <text:p text:style-name="P83">In other words, array arguments are pass by reference.</text:p>
      <text:p text:style-name="P81"/>
      <text:p text:style-name="P81">The <text:span text:style-name="T16">sizeof()</text:span> will not work in the usual way for array parameters:</text:p>
      <table:table table:name="Table31" table:style-name="Table31">
        <table:table-column table:style-name="Table31.A"/>
        <table:table-row table:style-name="TableLine1376749114560">
          <table:table-cell table:style-name="Table31.A1" office:value-type="string">
            <text:p text:style-name="P67">void g(double<text:span text:style-name="T43"> x[]</text:span>)</text:p>
            <text:p text:style-name="P67">{</text:p>
            <text:p text:style-name="P67"><text:s text:c="4"/>// does not print 100</text:p>
            <text:p text:style-name="P67"><text:s text:c="4"/>std::cout &lt;&lt; sizeof(d) / sizeof(double) &lt;&lt; '\n';</text:p>
            <text:p text:style-name="P67"><text:s text:c="4"/>return;</text:p>
            <text:p text:style-name="P67">}</text:p>
            <text:p text:style-name="P67"/>
            <text:p text:style-name="P67">int main()</text:p>
            <text:p text:style-name="P67">{</text:p>
            <text:p text:style-name="P67"><text:s text:c="4"/>double d[100] = {0.0};</text:p>
            <text:p text:style-name="P67"/>
            <text:p text:style-name="P67"><text:s text:c="4"/>// 100 is printed</text:p>
            <text:p text:style-name="P67"><text:s text:c="4"/>std::cout &lt;&lt; sizeof(d) / sizeof(double) &lt;&lt; '\n';</text:p>
            <text:p text:style-name="P67"><text:s text:c="4"/>g(d);</text:p>
            <text:p text:style-name="P67"/>
            <text:p text:style-name="P67"><text:s text:c="4"/>return 0;<text:line-break/>}</text:p>
          </table:table-cell>
        </table:table-row>
      </table:table>
      <text:p text:style-name="P81"/>
      <text:p text:style-name="P81">To make a function work in general for an array of any size, you can pass the intended size of the array. For instance</text:p>
      <table:table table:name="Table32" table:style-name="Table32">
        <table:table-column table:style-name="Table32.A"/>
        <text:soft-page-break/>
        <table:table-row table:style-name="TableLine1376749121632">
          <table:table-cell table:style-name="Table32.A1" office:value-type="string">
            <text:p text:style-name="P85">void f(int x[], int size)</text:p>
            <text:p text:style-name="P85">{</text:p>
            <text:p text:style-name="P85"><text:s text:c="4"/>// process x from x[0], x[1], ..., x[size - 1]<text:line-break/>}</text:p>
          </table:table-cell>
        </table:table-row>
      </table:table>
      <text:p text:style-name="P81">Of course you need not start with index 0. For instance you can do this:</text:p>
      <table:table table:name="Table38" table:style-name="Table38">
        <table:table-column table:style-name="Table38.A"/>
        <table:table-row table:style-name="TableLine1376749120000">
          <table:table-cell table:style-name="Table38.A1" office:value-type="string">
            <text:p text:style-name="P86">void f(int x[], int start, int end)</text:p>
            <text:p text:style-name="P86">{</text:p>
            <text:p text:style-name="P86"><text:s text:c="4"/>// process x from x[start] <text:span text:style-name="T93">to</text:span> x[end - <text:span text:style-name="T93">1</text:span>]<text:line-break/>}</text:p>
          </table:table-cell>
        </table:table-row>
      </table:table>
      <text:p text:style-name="P8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Tahoma2" svg:font-family="Tahoma"/>
    <style:font-face style:name="Liberation Serif" svg:font-family="'Liberation Serif'"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ed3a5"/>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 <text:tab/><text:tab/><text:span text:style-name="MT1">20. </text:span>Array Param<text:span text:style-name="MT1">eter</text:span>s</text:p>
      </style:header>
      <style:footer>
        <text:p text:style-name="MP2"><text:page-number text:select-page="current">28</text:page-number><text:s/>of <text:page-count>28</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3-08-27T14:37:29.371000000</dc:date>
    <meta:printed-by>Yihsiang Liow</meta:printed-by>
    <meta:print-date>2006-01-08T16:54:25</meta:print-date>
    <meta:editing-cycles>1323</meta:editing-cycles>
    <meta:editing-duration>P9DT8H53M49S</meta:editing-duration>
    <meta:document-statistic meta:table-count="45" meta:image-count="0" meta:object-count="0" meta:page-count="28" meta:paragraph-count="665" meta:word-count="5366" meta:character-count="28644" meta:non-whitespace-character-count="22300"/>
    <meta:user-defined meta:name="Info 1"/>
    <meta:user-defined meta:name="Info 2"/>
    <meta:user-defined meta:name="Info 3"/>
    <meta:user-defined meta:name="Info 4"/>
  </office:meta>
</office:document-meta>
</file>